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5-07-29 19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5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7312" calcext:value-type="float">
            <text:p>6.6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5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1216" calcext:value-type="float">
            <text:p>6.6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5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5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9024" calcext:value-type="float">
            <text:p>6.6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5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988" calcext:value-type="float">
            <text:p>6.6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5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3784" calcext:value-type="float">
            <text:p>6.65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5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7624" calcext:value-type="float">
            <text:p>6.89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5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2552" calcext:value-type="float">
            <text:p>6.70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5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8064" calcext:value-type="float">
            <text:p>6.6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5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0256" calcext:value-type="float">
            <text:p>6.6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5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3304" calcext:value-type="float">
            <text:p>6.6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5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5016" calcext:value-type="float">
            <text:p>6.60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5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0632" calcext:value-type="float">
            <text:p>6.58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5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0152" calcext:value-type="float">
            <text:p>6.5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5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6248" calcext:value-type="float">
            <text:p>6.55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5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5392" calcext:value-type="float">
            <text:p>6.5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5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5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1968" calcext:value-type="float">
            <text:p>6.6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5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5016" calcext:value-type="float">
            <text:p>6.60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5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5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94" calcext:value-type="float">
            <text:p>6.6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5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0736" calcext:value-type="float">
            <text:p>6.65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5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2928" calcext:value-type="float">
            <text:p>6.66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5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5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3824" calcext:value-type="float">
            <text:p>6.9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5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2488" calcext:value-type="float">
            <text:p>6.9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5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2384" calcext:value-type="float">
            <text:p>6.8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5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1112" calcext:value-type="float">
            <text:p>6.6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3472" calcext:value-type="float">
            <text:p>6.44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5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0424" calcext:value-type="float">
            <text:p>6.44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5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7376" calcext:value-type="float">
            <text:p>6.43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5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9088" calcext:value-type="float">
            <text:p>6.41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5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7752" calcext:value-type="float">
            <text:p>6.39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5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8608" calcext:value-type="float">
            <text:p>6.38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5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6896" calcext:value-type="float">
            <text:p>6.4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5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3848" calcext:value-type="float">
            <text:p>6.40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5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1656" calcext:value-type="float">
            <text:p>6.39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5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556" calcext:value-type="float">
            <text:p>6.38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5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2136" calcext:value-type="float">
            <text:p>6.42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5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2072" calcext:value-type="float">
            <text:p>6.6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5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224" calcext:value-type="float">
            <text:p>6.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5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3744" calcext:value-type="float">
            <text:p>6.3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5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2888" calcext:value-type="float">
            <text:p>6.34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5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032" calcext:value-type="float">
            <text:p>6.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5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6416" calcext:value-type="float">
            <text:p>6.3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5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4224" calcext:value-type="float">
            <text:p>6.36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5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2512" calcext:value-type="float">
            <text:p>6.3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5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5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6896" calcext:value-type="float">
            <text:p>6.4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5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6896" calcext:value-type="float">
            <text:p>6.4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5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5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9944" calcext:value-type="float">
            <text:p>6.40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5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5184" calcext:value-type="float">
            <text:p>6.42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5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4328" calcext:value-type="float">
            <text:p>6.43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5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604" calcext:value-type="float">
            <text:p>6.41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5-06-03 18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032" calcext:value-type="float">
            <text:p>6.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5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4328" calcext:value-type="float">
            <text:p>6.43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5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9088" calcext:value-type="float">
            <text:p>6.41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9944" calcext:value-type="float">
            <text:p>6.40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5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2992" calcext:value-type="float">
            <text:p>6.41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5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8232" calcext:value-type="float">
            <text:p>6.42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5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604" calcext:value-type="float">
            <text:p>6.41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5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4704" calcext:value-type="float">
            <text:p>6.3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5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9944" calcext:value-type="float">
            <text:p>6.40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5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3848" calcext:value-type="float">
            <text:p>6.40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5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2992" calcext:value-type="float">
            <text:p>6.41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5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4328" calcext:value-type="float">
            <text:p>6.43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5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224" calcext:value-type="float">
            <text:p>6.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5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748" calcext:value-type="float">
            <text:p>6.50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5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8608" calcext:value-type="float">
            <text:p>6.38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5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6896" calcext:value-type="float">
            <text:p>6.4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5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128" calcext:value-type="float">
            <text:p>6.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5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652" calcext:value-type="float">
            <text:p>6.4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5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3304" calcext:value-type="float">
            <text:p>6.6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5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4432" calcext:value-type="float">
            <text:p>6.50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5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508" calcext:value-type="float">
            <text:p>6.35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5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5936" calcext:value-type="float">
            <text:p>6.34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5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2032" calcext:value-type="float">
            <text:p>6.3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5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6416" calcext:value-type="float">
            <text:p>6.3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5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4704" calcext:value-type="float">
            <text:p>6.3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5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2992" calcext:value-type="float">
            <text:p>6.41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5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4328" calcext:value-type="float">
            <text:p>6.43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5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3096" calcext:value-type="float">
            <text:p>6.48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5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7104" calcext:value-type="float">
            <text:p>6.5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5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5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4096" calcext:value-type="float">
            <text:p>6.86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5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18" calcext:value-type="float">
            <text:p>6.7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5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0632" calcext:value-type="float">
            <text:p>6.58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5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604" calcext:value-type="float">
            <text:p>6.41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9944" calcext:value-type="float">
            <text:p>6.40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5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6896" calcext:value-type="float">
            <text:p>6.4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5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032" calcext:value-type="float">
            <text:p>6.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5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032" calcext:value-type="float">
            <text:p>6.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5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032" calcext:value-type="float">
            <text:p>6.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5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8608" calcext:value-type="float">
            <text:p>6.38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5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6896" calcext:value-type="float">
            <text:p>6.4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5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2992" calcext:value-type="float">
            <text:p>6.41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5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5184" calcext:value-type="float">
            <text:p>6.42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5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652" calcext:value-type="float">
            <text:p>6.4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5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176" calcext:value-type="float">
            <text:p>6.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5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8712" calcext:value-type="float">
            <text:p>6.45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5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0424" calcext:value-type="float">
            <text:p>6.44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5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2136" calcext:value-type="float">
            <text:p>6.42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5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6896" calcext:value-type="float">
            <text:p>6.4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5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2992" calcext:value-type="float">
            <text:p>6.41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5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3848" calcext:value-type="float">
            <text:p>6.40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5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2512" calcext:value-type="float">
            <text:p>6.3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5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4224" calcext:value-type="float">
            <text:p>6.36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5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6416" calcext:value-type="float">
            <text:p>6.3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5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6416" calcext:value-type="float">
            <text:p>6.3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5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3368" calcext:value-type="float">
            <text:p>6.37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5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5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7752" calcext:value-type="float">
            <text:p>6.39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5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4328" calcext:value-type="float">
            <text:p>6.43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5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2616" calcext:value-type="float">
            <text:p>6.45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5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3952" calcext:value-type="float">
            <text:p>6.47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5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652" calcext:value-type="float">
            <text:p>6.4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5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7376" calcext:value-type="float">
            <text:p>6.43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5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604" calcext:value-type="float">
            <text:p>6.41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556" calcext:value-type="float">
            <text:p>6.38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5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9088" calcext:value-type="float">
            <text:p>6.41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5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3472" calcext:value-type="float">
            <text:p>6.44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5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2616" calcext:value-type="float">
            <text:p>6.45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5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9568" calcext:value-type="float">
            <text:p>6.44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5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5664" calcext:value-type="float">
            <text:p>6.45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5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176" calcext:value-type="float">
            <text:p>6.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5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8712" calcext:value-type="float">
            <text:p>6.45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5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9192" calcext:value-type="float">
            <text:p>6.48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5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6144" calcext:value-type="float">
            <text:p>6.48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5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1384" calcext:value-type="float">
            <text:p>6.50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5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7376" calcext:value-type="float">
            <text:p>6.43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5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3952" calcext:value-type="float">
            <text:p>6.47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5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0528" calcext:value-type="float">
            <text:p>6.51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5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5768" calcext:value-type="float">
            <text:p>6.52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5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4808" calcext:value-type="float">
            <text:p>6.46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5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748" calcext:value-type="float">
            <text:p>6.50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5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2656" calcext:value-type="float">
            <text:p>6.7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5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5392" calcext:value-type="float">
            <text:p>6.5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5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5664" calcext:value-type="float">
            <text:p>6.45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5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2616" calcext:value-type="float">
            <text:p>6.45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5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604" calcext:value-type="float">
            <text:p>6.41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5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5288" calcext:value-type="float">
            <text:p>6.49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5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8816" calcext:value-type="float">
            <text:p>6.52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5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7104" calcext:value-type="float">
            <text:p>6.5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5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844" calcext:value-type="float">
            <text:p>6.5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5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3096" calcext:value-type="float">
            <text:p>6.48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5-03-04 20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7584" calcext:value-type="float">
            <text:p>6.5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5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6352" calcext:value-type="float">
            <text:p>6.6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5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324" calcext:value-type="float">
            <text:p>6.8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5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0192" calcext:value-type="float">
            <text:p>6.8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5496" calcext:value-type="float">
            <text:p>6.63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5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2616" calcext:value-type="float">
            <text:p>6.45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5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652" calcext:value-type="float">
            <text:p>6.4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5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2136" calcext:value-type="float">
            <text:p>6.42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5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224" calcext:value-type="float">
            <text:p>6.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5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1008" calcext:value-type="float">
            <text:p>6.5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5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2824" calcext:value-type="float">
            <text:p>6.5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5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5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6248" calcext:value-type="float">
            <text:p>6.55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5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1864" calcext:value-type="float">
            <text:p>6.53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5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5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1968" calcext:value-type="float">
            <text:p>6.6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5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5768" calcext:value-type="float">
            <text:p>6.52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5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4912" calcext:value-type="float">
            <text:p>6.5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5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2824" calcext:value-type="float">
            <text:p>6.5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5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6248" calcext:value-type="float">
            <text:p>6.55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5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1384" calcext:value-type="float">
            <text:p>6.50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5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8816" calcext:value-type="float">
            <text:p>6.52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5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5016" calcext:value-type="float">
            <text:p>6.60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5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1968" calcext:value-type="float">
            <text:p>6.6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5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892" calcext:value-type="float">
            <text:p>6.5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5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1112" calcext:value-type="float">
            <text:p>6.6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5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5872" calcext:value-type="float">
            <text:p>6.59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5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7208" calcext:value-type="float">
            <text:p>6.61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5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1592" calcext:value-type="float">
            <text:p>6.64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5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6352" calcext:value-type="float">
            <text:p>6.6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5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5496" calcext:value-type="float">
            <text:p>6.63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5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7688" calcext:value-type="float">
            <text:p>6.64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8064" calcext:value-type="float">
            <text:p>6.6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5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5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0736" calcext:value-type="float">
            <text:p>6.65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5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3784" calcext:value-type="float">
            <text:p>6.65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5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2072" calcext:value-type="float">
            <text:p>6.6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5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9128" calcext:value-type="float">
            <text:p>6.73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5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0464" calcext:value-type="float">
            <text:p>6.7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5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5224" calcext:value-type="float">
            <text:p>6.74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5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4368" calcext:value-type="float">
            <text:p>6.7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5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5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3824" calcext:value-type="float">
            <text:p>6.9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5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756" calcext:value-type="float">
            <text:p>7.1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5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5368" calcext:value-type="float">
            <text:p>7.13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5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0504" calcext:value-type="float">
            <text:p>7.0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5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7936" calcext:value-type="float">
            <text:p>7.1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5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6976" calcext:value-type="float">
            <text:p>7.0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5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3616" calcext:value-type="float">
            <text:p>6.83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5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7208" calcext:value-type="float">
            <text:p>6.61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5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0632" calcext:value-type="float">
            <text:p>6.58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5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1488" calcext:value-type="float">
            <text:p>6.57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5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0632" calcext:value-type="float">
            <text:p>6.58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5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9296" calcext:value-type="float">
            <text:p>6.5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5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8544" calcext:value-type="float">
            <text:p>6.63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5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5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6832" calcext:value-type="float">
            <text:p>6.65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5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8064" calcext:value-type="float">
            <text:p>6.6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5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3784" calcext:value-type="float">
            <text:p>6.65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5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4264" calcext:value-type="float">
            <text:p>6.6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5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988" calcext:value-type="float">
            <text:p>6.6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5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9024" calcext:value-type="float">
            <text:p>6.6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5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6832" calcext:value-type="float">
            <text:p>6.65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4-12-31 18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7688" calcext:value-type="float">
            <text:p>6.64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4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4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1112" calcext:value-type="float">
            <text:p>6.6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4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3784" calcext:value-type="float">
            <text:p>6.65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4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6832" calcext:value-type="float">
            <text:p>6.65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4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2928" calcext:value-type="float">
            <text:p>6.66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4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3408" calcext:value-type="float">
            <text:p>6.6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4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8648" calcext:value-type="float">
            <text:p>6.7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4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3888" calcext:value-type="float">
            <text:p>6.7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4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9984" calcext:value-type="float">
            <text:p>6.72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4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084" calcext:value-type="float">
            <text:p>6.72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4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9504" calcext:value-type="float">
            <text:p>6.6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4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4744" calcext:value-type="float">
            <text:p>6.7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4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4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132" calcext:value-type="float">
            <text:p>6.7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4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4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3032" calcext:value-type="float">
            <text:p>6.73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4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8272" calcext:value-type="float">
            <text:p>6.7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4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3136" calcext:value-type="float">
            <text:p>6.8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4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276" calcext:value-type="float">
            <text:p>6.8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4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9232" calcext:value-type="float">
            <text:p>6.8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4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564" calcext:value-type="float">
            <text:p>7.0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4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5912" calcext:value-type="float">
            <text:p>6.91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4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9232" calcext:value-type="float">
            <text:p>6.8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4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3616" calcext:value-type="float">
            <text:p>6.83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4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6288" calcext:value-type="float">
            <text:p>6.8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4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4512" calcext:value-type="float">
            <text:p>7.14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4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2592" calcext:value-type="float">
            <text:p>7.0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4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8416" calcext:value-type="float">
            <text:p>7.1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4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8104" calcext:value-type="float">
            <text:p>6.92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4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084" calcext:value-type="float">
            <text:p>6.72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084" calcext:value-type="float">
            <text:p>6.72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4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8648" calcext:value-type="float">
            <text:p>6.7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4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036" calcext:value-type="float">
            <text:p>6.6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4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1696" calcext:value-type="float">
            <text:p>6.71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4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5224" calcext:value-type="float">
            <text:p>6.74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4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4368" calcext:value-type="float">
            <text:p>6.7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4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2176" calcext:value-type="float">
            <text:p>6.7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4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3032" calcext:value-type="float">
            <text:p>6.73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4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3888" calcext:value-type="float">
            <text:p>6.7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4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8648" calcext:value-type="float">
            <text:p>6.7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4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5976" calcext:value-type="float">
            <text:p>6.6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4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3408" calcext:value-type="float">
            <text:p>6.6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4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6456" calcext:value-type="float">
            <text:p>6.69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4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4264" calcext:value-type="float">
            <text:p>6.6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4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0736" calcext:value-type="float">
            <text:p>6.65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4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3784" calcext:value-type="float">
            <text:p>6.65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4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6352" calcext:value-type="float">
            <text:p>6.6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4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6832" calcext:value-type="float">
            <text:p>6.65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4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1216" calcext:value-type="float">
            <text:p>6.6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4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4264" calcext:value-type="float">
            <text:p>6.6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4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9504" calcext:value-type="float">
            <text:p>6.6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4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9128" calcext:value-type="float">
            <text:p>6.73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4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7416" calcext:value-type="float">
            <text:p>6.7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4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4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0464" calcext:value-type="float">
            <text:p>6.7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4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4368" calcext:value-type="float">
            <text:p>6.7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4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5224" calcext:value-type="float">
            <text:p>6.74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4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8752" calcext:value-type="float">
            <text:p>6.7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4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8376" calcext:value-type="float">
            <text:p>6.8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4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8376" calcext:value-type="float">
            <text:p>6.8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9712" calcext:value-type="float">
            <text:p>6.8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4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1904" calcext:value-type="float">
            <text:p>6.8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4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6664" calcext:value-type="float">
            <text:p>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4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8856" calcext:value-type="float">
            <text:p>6.8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4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9336" calcext:value-type="float">
            <text:p>6.8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4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5056" calcext:value-type="float">
            <text:p>6.9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4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468" calcext:value-type="float">
            <text:p>6.9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4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4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3864" calcext:value-type="float">
            <text:p>7.2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4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4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0984" calcext:value-type="float">
            <text:p>7.1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4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9104" calcext:value-type="float">
            <text:p>7.3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4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3864" calcext:value-type="float">
            <text:p>7.2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4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7664" calcext:value-type="float">
            <text:p>7.2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4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5056" calcext:value-type="float">
            <text:p>6.9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4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3512" calcext:value-type="float">
            <text:p>6.76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4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4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132" calcext:value-type="float">
            <text:p>6.7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4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9128" calcext:value-type="float">
            <text:p>6.73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4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4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3888" calcext:value-type="float">
            <text:p>6.7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4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6352" calcext:value-type="float">
            <text:p>6.6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4-10-09 15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4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9504" calcext:value-type="float">
            <text:p>6.6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4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3888" calcext:value-type="float">
            <text:p>6.7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4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5224" calcext:value-type="float">
            <text:p>6.74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4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0944" calcext:value-type="float">
            <text:p>6.7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4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468" calcext:value-type="float">
            <text:p>6.9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4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7936" calcext:value-type="float">
            <text:p>7.1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4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4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4744" calcext:value-type="float">
            <text:p>6.7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6936" calcext:value-type="float">
            <text:p>6.72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4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4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8272" calcext:value-type="float">
            <text:p>6.7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4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5496" calcext:value-type="float">
            <text:p>6.63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4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9024" calcext:value-type="float">
            <text:p>6.6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4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4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5224" calcext:value-type="float">
            <text:p>6.74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4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5224" calcext:value-type="float">
            <text:p>6.74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4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3888" calcext:value-type="float">
            <text:p>6.7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4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1696" calcext:value-type="float">
            <text:p>6.71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4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2552" calcext:value-type="float">
            <text:p>6.70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4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4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7792" calcext:value-type="float">
            <text:p>6.7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4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3888" calcext:value-type="float">
            <text:p>6.7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4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6456" calcext:value-type="float">
            <text:p>6.69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4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4264" calcext:value-type="float">
            <text:p>6.6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4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084" calcext:value-type="float">
            <text:p>6.72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4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5224" calcext:value-type="float">
            <text:p>6.74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4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3032" calcext:value-type="float">
            <text:p>6.73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4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2176" calcext:value-type="float">
            <text:p>6.7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4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132" calcext:value-type="float">
            <text:p>6.7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4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3512" calcext:value-type="float">
            <text:p>6.76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4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3512" calcext:value-type="float">
            <text:p>6.76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4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4368" calcext:value-type="float">
            <text:p>6.7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4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5224" calcext:value-type="float">
            <text:p>6.74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4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4368" calcext:value-type="float">
            <text:p>6.7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4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3512" calcext:value-type="float">
            <text:p>6.76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4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9608" calcext:value-type="float">
            <text:p>6.7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4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7896" calcext:value-type="float">
            <text:p>6.7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4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2656" calcext:value-type="float">
            <text:p>6.7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4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9232" calcext:value-type="float">
            <text:p>6.8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4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9232" calcext:value-type="float">
            <text:p>6.8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4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4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4848" calcext:value-type="float">
            <text:p>6.7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4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5704" calcext:value-type="float">
            <text:p>6.7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4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4368" calcext:value-type="float">
            <text:p>6.7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4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4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3888" calcext:value-type="float">
            <text:p>6.7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4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3408" calcext:value-type="float">
            <text:p>6.6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4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7312" calcext:value-type="float">
            <text:p>6.6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4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036" calcext:value-type="float">
            <text:p>6.6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4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6456" calcext:value-type="float">
            <text:p>6.69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4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9504" calcext:value-type="float">
            <text:p>6.6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4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9504" calcext:value-type="float">
            <text:p>6.6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4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2552" calcext:value-type="float">
            <text:p>6.70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4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9504" calcext:value-type="float">
            <text:p>6.6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4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036" calcext:value-type="float">
            <text:p>6.6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4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6936" calcext:value-type="float">
            <text:p>6.72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4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2176" calcext:value-type="float">
            <text:p>6.7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4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8272" calcext:value-type="float">
            <text:p>6.7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4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2176" calcext:value-type="float">
            <text:p>6.7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4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084" calcext:value-type="float">
            <text:p>6.72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4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2072" calcext:value-type="float">
            <text:p>6.6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4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4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0256" calcext:value-type="float">
            <text:p>6.6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4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0736" calcext:value-type="float">
            <text:p>6.65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4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9128" calcext:value-type="float">
            <text:p>6.73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4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9128" calcext:value-type="float">
            <text:p>6.73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4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5224" calcext:value-type="float">
            <text:p>6.74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4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2176" calcext:value-type="float">
            <text:p>6.7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9128" calcext:value-type="float">
            <text:p>6.73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4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1696" calcext:value-type="float">
            <text:p>6.71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4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2552" calcext:value-type="float">
            <text:p>6.70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4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7312" calcext:value-type="float">
            <text:p>6.6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4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2552" calcext:value-type="float">
            <text:p>6.70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4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7792" calcext:value-type="float">
            <text:p>6.7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4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9128" calcext:value-type="float">
            <text:p>6.73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4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6936" calcext:value-type="float">
            <text:p>6.72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4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036" calcext:value-type="float">
            <text:p>6.6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4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8168" calcext:value-type="float">
            <text:p>6.67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4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4264" calcext:value-type="float">
            <text:p>6.6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4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6456" calcext:value-type="float">
            <text:p>6.69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4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9504" calcext:value-type="float">
            <text:p>6.6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4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4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4-07-16 17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9984" calcext:value-type="float">
            <text:p>6.72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4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4264" calcext:value-type="float">
            <text:p>6.6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4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3408" calcext:value-type="float">
            <text:p>6.6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4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9504" calcext:value-type="float">
            <text:p>6.6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4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0736" calcext:value-type="float">
            <text:p>6.65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4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2448" calcext:value-type="float">
            <text:p>6.6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4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5496" calcext:value-type="float">
            <text:p>6.63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4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0736" calcext:value-type="float">
            <text:p>6.65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4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7688" calcext:value-type="float">
            <text:p>6.64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4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5496" calcext:value-type="float">
            <text:p>6.63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4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3304" calcext:value-type="float">
            <text:p>6.6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4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4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5496" calcext:value-type="float">
            <text:p>6.63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4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2072" calcext:value-type="float">
            <text:p>6.6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4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7144" calcext:value-type="float">
            <text:p>6.8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4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228" calcext:value-type="float">
            <text:p>6.8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5432" calcext:value-type="float">
            <text:p>6.8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4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2112" calcext:value-type="float">
            <text:p>6.9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4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2552" calcext:value-type="float">
            <text:p>6.70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4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272" calcext:value-type="float">
            <text:p>6.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4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3576" calcext:value-type="float">
            <text:p>6.51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4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1864" calcext:value-type="float">
            <text:p>6.53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4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4912" calcext:value-type="float">
            <text:p>6.5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4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3576" calcext:value-type="float">
            <text:p>6.51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4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1384" calcext:value-type="float">
            <text:p>6.50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4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4432" calcext:value-type="float">
            <text:p>6.50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4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6624" calcext:value-type="float">
            <text:p>6.51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4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1384" calcext:value-type="float">
            <text:p>6.50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4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9192" calcext:value-type="float">
            <text:p>6.48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4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0528" calcext:value-type="float">
            <text:p>6.51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4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1864" calcext:value-type="float">
            <text:p>6.53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4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4056" calcext:value-type="float">
            <text:p>6.54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4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4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5328" calcext:value-type="float">
            <text:p>6.81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4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4536" calcext:value-type="float">
            <text:p>6.57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4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3368" calcext:value-type="float">
            <text:p>6.37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4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6416" calcext:value-type="float">
            <text:p>6.3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4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7272" calcext:value-type="float">
            <text:p>6.36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4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4224" calcext:value-type="float">
            <text:p>6.36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4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8984" calcext:value-type="float">
            <text:p>6.3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4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0696" calcext:value-type="float">
            <text:p>6.33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4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46" calcext:value-type="float">
            <text:p>6.3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4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46" calcext:value-type="float">
            <text:p>6.3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4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7648" calcext:value-type="float">
            <text:p>6.3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4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3744" calcext:value-type="float">
            <text:p>6.3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4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7648" calcext:value-type="float">
            <text:p>6.3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7648" calcext:value-type="float">
            <text:p>6.3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4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5456" calcext:value-type="float">
            <text:p>6.3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4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8504" calcext:value-type="float">
            <text:p>6.31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4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5456" calcext:value-type="float">
            <text:p>6.3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4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0216" calcext:value-type="float">
            <text:p>6.30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4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1928" calcext:value-type="float">
            <text:p>6.28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4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4976" calcext:value-type="float">
            <text:p>6.28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4-05-24 19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3848" calcext:value-type="float">
            <text:p>6.40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4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4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5496" calcext:value-type="float">
            <text:p>6.63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4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4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9024" calcext:value-type="float">
            <text:p>6.6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4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2448" calcext:value-type="float">
            <text:p>6.6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4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5016" calcext:value-type="float">
            <text:p>6.60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4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9296" calcext:value-type="float">
            <text:p>6.5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4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4912" calcext:value-type="float">
            <text:p>6.5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4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94" calcext:value-type="float">
            <text:p>6.6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4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94" calcext:value-type="float">
            <text:p>6.6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4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7584" calcext:value-type="float">
            <text:p>6.5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4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5392" calcext:value-type="float">
            <text:p>6.5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4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0152" calcext:value-type="float">
            <text:p>6.5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4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4808" calcext:value-type="float">
            <text:p>6.46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4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22" calcext:value-type="float">
            <text:p>6.17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4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2616" calcext:value-type="float">
            <text:p>6.45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4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1008" calcext:value-type="float">
            <text:p>6.5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4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272" calcext:value-type="float">
            <text:p>6.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4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272" calcext:value-type="float">
            <text:p>6.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4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9672" calcext:value-type="float">
            <text:p>6.51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4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9672" calcext:value-type="float">
            <text:p>6.51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4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9672" calcext:value-type="float">
            <text:p>6.51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4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9672" calcext:value-type="float">
            <text:p>6.51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4432" calcext:value-type="float">
            <text:p>6.50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4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3096" calcext:value-type="float">
            <text:p>6.48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4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3952" calcext:value-type="float">
            <text:p>6.47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4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6144" calcext:value-type="float">
            <text:p>6.48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4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9192" calcext:value-type="float">
            <text:p>6.48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4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7" calcext:value-type="float">
            <text:p>6.4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4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224" calcext:value-type="float">
            <text:p>6.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4-04-23 16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2136" calcext:value-type="float">
            <text:p>6.42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4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5768" calcext:value-type="float">
            <text:p>6.52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4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4432" calcext:value-type="float">
            <text:p>6.50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4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1384" calcext:value-type="float">
            <text:p>6.50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4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5288" calcext:value-type="float">
            <text:p>6.49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4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224" calcext:value-type="float">
            <text:p>6.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4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0048" calcext:value-type="float">
            <text:p>6.48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4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0048" calcext:value-type="float">
            <text:p>6.48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4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8336" calcext:value-type="float">
            <text:p>6.49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4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6144" calcext:value-type="float">
            <text:p>6.48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4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176" calcext:value-type="float">
            <text:p>6.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4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1384" calcext:value-type="float">
            <text:p>6.50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4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4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6728" calcext:value-type="float">
            <text:p>6.5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4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5392" calcext:value-type="float">
            <text:p>6.5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4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844" calcext:value-type="float">
            <text:p>6.5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4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1968" calcext:value-type="float">
            <text:p>6.6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4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6352" calcext:value-type="float">
            <text:p>6.6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4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8064" calcext:value-type="float">
            <text:p>6.6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4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892" calcext:value-type="float">
            <text:p>6.5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4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6832" calcext:value-type="float">
            <text:p>6.65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4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5872" calcext:value-type="float">
            <text:p>6.59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4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5392" calcext:value-type="float">
            <text:p>6.5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1488" calcext:value-type="float">
            <text:p>6.57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4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9776" calcext:value-type="float">
            <text:p>6.5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4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6352" calcext:value-type="float">
            <text:p>6.6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4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4264" calcext:value-type="float">
            <text:p>6.6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4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3408" calcext:value-type="float">
            <text:p>6.6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4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4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6456" calcext:value-type="float">
            <text:p>6.69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4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8648" calcext:value-type="float">
            <text:p>6.7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4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4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1696" calcext:value-type="float">
            <text:p>6.71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4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8544" calcext:value-type="float">
            <text:p>6.63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4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4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6832" calcext:value-type="float">
            <text:p>6.65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4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036" calcext:value-type="float">
            <text:p>6.6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4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1696" calcext:value-type="float">
            <text:p>6.71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4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4264" calcext:value-type="float">
            <text:p>6.6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4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8168" calcext:value-type="float">
            <text:p>6.67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4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2928" calcext:value-type="float">
            <text:p>6.66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4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036" calcext:value-type="float">
            <text:p>6.6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4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3408" calcext:value-type="float">
            <text:p>6.6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4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036" calcext:value-type="float">
            <text:p>6.6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4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3032" calcext:value-type="float">
            <text:p>6.73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4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3136" calcext:value-type="float">
            <text:p>6.8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4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5224" calcext:value-type="float">
            <text:p>6.74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4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9984" calcext:value-type="float">
            <text:p>6.72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4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8272" calcext:value-type="float">
            <text:p>6.7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4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2072" calcext:value-type="float">
            <text:p>6.6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4-03-04 17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9504" calcext:value-type="float">
            <text:p>6.6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4-01-02 17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228" calcext:value-type="float">
            <text:p>6.8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4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1152" calcext:value-type="float">
            <text:p>6.9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3344" calcext:value-type="float">
            <text:p>6.9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3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7248" calcext:value-type="float">
            <text:p>6.9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3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2864" calcext:value-type="float">
            <text:p>6.9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3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9336" calcext:value-type="float">
            <text:p>6.8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3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6288" calcext:value-type="float">
            <text:p>6.8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3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4096" calcext:value-type="float">
            <text:p>6.86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3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4576" calcext:value-type="float">
            <text:p>6.89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3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6392" calcext:value-type="float">
            <text:p>6.9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3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3824" calcext:value-type="float">
            <text:p>6.9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3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2968" calcext:value-type="float">
            <text:p>6.9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3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3448" calcext:value-type="float">
            <text:p>7.01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3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564" calcext:value-type="float">
            <text:p>7.0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3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564" calcext:value-type="float">
            <text:p>7.0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3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468" calcext:value-type="float">
            <text:p>6.9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3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1904" calcext:value-type="float">
            <text:p>6.8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3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8688" calcext:value-type="float">
            <text:p>7.02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3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3176" calcext:value-type="float">
            <text:p>7.1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3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5784" calcext:value-type="float">
            <text:p>7.4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3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3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8456" calcext:value-type="float">
            <text:p>7.4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3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5368" calcext:value-type="float">
            <text:p>7.13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3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0296" calcext:value-type="float">
            <text:p>6.94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3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2112" calcext:value-type="float">
            <text:p>6.9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3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7352" calcext:value-type="float">
            <text:p>7.00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3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3448" calcext:value-type="float">
            <text:p>7.01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3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2592" calcext:value-type="float">
            <text:p>7.0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3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6496" calcext:value-type="float">
            <text:p>7.0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3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3448" calcext:value-type="float">
            <text:p>7.01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3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3448" calcext:value-type="float">
            <text:p>7.01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3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3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9272" calcext:value-type="float">
            <text:p>7.12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3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0544" calcext:value-type="float">
            <text:p>7.4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3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5472" calcext:value-type="float">
            <text:p>7.2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3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1736" calcext:value-type="float">
            <text:p>7.03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3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3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9648" calcext:value-type="float">
            <text:p>7.0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3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3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4616" calcext:value-type="float">
            <text:p>7.21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3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0752" calcext:value-type="float">
            <text:p>7.5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3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2088" calcext:value-type="float">
            <text:p>7.5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3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2944" calcext:value-type="float">
            <text:p>7.5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3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7224" calcext:value-type="float">
            <text:p>7.5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3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3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4928" calcext:value-type="float">
            <text:p>7.4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3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5304" calcext:value-type="float">
            <text:p>7.3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3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7936" calcext:value-type="float">
            <text:p>7.1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3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9064" calcext:value-type="float">
            <text:p>6.98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3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8208" calcext:value-type="float">
            <text:p>6.99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3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7352" calcext:value-type="float">
            <text:p>7.00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3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3448" calcext:value-type="float">
            <text:p>7.01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3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7832" calcext:value-type="float">
            <text:p>7.0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3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7832" calcext:value-type="float">
            <text:p>7.0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3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7832" calcext:value-type="float">
            <text:p>7.0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3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8688" calcext:value-type="float">
            <text:p>7.02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3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2592" calcext:value-type="float">
            <text:p>7.0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3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2592" calcext:value-type="float">
            <text:p>7.0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3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3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5368" calcext:value-type="float">
            <text:p>7.13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3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1296" calcext:value-type="float">
            <text:p>7.3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3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9" calcext:value-type="float">
            <text:p>7.2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0128" calcext:value-type="float">
            <text:p>7.12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3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3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9896" calcext:value-type="float">
            <text:p>7.5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3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6848" calcext:value-type="float">
            <text:p>7.5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3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5512" calcext:value-type="float">
            <text:p>7.52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3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8936" calcext:value-type="float">
            <text:p>7.4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3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236" calcext:value-type="float">
            <text:p>7.4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3-10-24 14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8936" calcext:value-type="float">
            <text:p>7.4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3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708" calcext:value-type="float">
            <text:p>7.1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3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1152" calcext:value-type="float">
            <text:p>6.9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3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9816" calcext:value-type="float">
            <text:p>6.90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3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6288" calcext:value-type="float">
            <text:p>6.8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3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2864" calcext:value-type="float">
            <text:p>6.9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3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8104" calcext:value-type="float">
            <text:p>6.92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3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0672" calcext:value-type="float">
            <text:p>6.90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3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1048" calcext:value-type="float">
            <text:p>6.86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3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1048" calcext:value-type="float">
            <text:p>6.86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3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5808" calcext:value-type="float">
            <text:p>6.8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3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228" calcext:value-type="float">
            <text:p>6.8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3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18" calcext:value-type="float">
            <text:p>6.7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3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3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2008" calcext:value-type="float">
            <text:p>6.9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3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2008" calcext:value-type="float">
            <text:p>6.9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3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9816" calcext:value-type="float">
            <text:p>6.90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3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9816" calcext:value-type="float">
            <text:p>6.90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3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0672" calcext:value-type="float">
            <text:p>6.90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3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7624" calcext:value-type="float">
            <text:p>6.89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3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5432" calcext:value-type="float">
            <text:p>6.8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3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9336" calcext:value-type="float">
            <text:p>6.8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3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2384" calcext:value-type="float">
            <text:p>6.8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3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324" calcext:value-type="float">
            <text:p>6.8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1904" calcext:value-type="float">
            <text:p>6.8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3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1424" calcext:value-type="float">
            <text:p>6.8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3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228" calcext:value-type="float">
            <text:p>6.8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3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4472" calcext:value-type="float">
            <text:p>6.82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3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2384" calcext:value-type="float">
            <text:p>6.8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3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7624" calcext:value-type="float">
            <text:p>6.89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3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1528" calcext:value-type="float">
            <text:p>6.89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3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7144" calcext:value-type="float">
            <text:p>6.8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3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7144" calcext:value-type="float">
            <text:p>6.8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3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4576" calcext:value-type="float">
            <text:p>6.89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3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0672" calcext:value-type="float">
            <text:p>6.90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3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6768" calcext:value-type="float">
            <text:p>6.90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3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9336" calcext:value-type="float">
            <text:p>6.8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3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4096" calcext:value-type="float">
            <text:p>6.86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3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9336" calcext:value-type="float">
            <text:p>6.8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3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4952" calcext:value-type="float">
            <text:p>6.85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3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9336" calcext:value-type="float">
            <text:p>6.8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3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7624" calcext:value-type="float">
            <text:p>6.89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3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372" calcext:value-type="float">
            <text:p>6.9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3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372" calcext:value-type="float">
            <text:p>6.9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3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4576" calcext:value-type="float">
            <text:p>6.89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3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9336" calcext:value-type="float">
            <text:p>6.8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3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6288" calcext:value-type="float">
            <text:p>6.8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3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1048" calcext:value-type="float">
            <text:p>6.86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3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0192" calcext:value-type="float">
            <text:p>6.8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3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7144" calcext:value-type="float">
            <text:p>6.8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3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9712" calcext:value-type="float">
            <text:p>6.8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3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4472" calcext:value-type="float">
            <text:p>6.82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3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5328" calcext:value-type="float">
            <text:p>6.81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3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6184" calcext:value-type="float">
            <text:p>6.8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8376" calcext:value-type="float">
            <text:p>6.8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3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3032" calcext:value-type="float">
            <text:p>6.73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3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3992" calcext:value-type="float">
            <text:p>6.79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3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3136" calcext:value-type="float">
            <text:p>6.8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3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8376" calcext:value-type="float">
            <text:p>6.8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3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4472" calcext:value-type="float">
            <text:p>6.82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3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3616" calcext:value-type="float">
            <text:p>6.83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3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228" calcext:value-type="float">
            <text:p>6.8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3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1424" calcext:value-type="float">
            <text:p>6.8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3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4096" calcext:value-type="float">
            <text:p>6.86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3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6288" calcext:value-type="float">
            <text:p>6.8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3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4096" calcext:value-type="float">
            <text:p>6.86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3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276" calcext:value-type="float">
            <text:p>6.8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3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0568" calcext:value-type="float">
            <text:p>6.8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3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5328" calcext:value-type="float">
            <text:p>6.81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3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3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276" calcext:value-type="float">
            <text:p>6.8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3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6664" calcext:value-type="float">
            <text:p>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3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4472" calcext:value-type="float">
            <text:p>6.82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3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6184" calcext:value-type="float">
            <text:p>6.8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3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3-08-10 15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7248" calcext:value-type="float">
            <text:p>6.9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3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3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6184" calcext:value-type="float">
            <text:p>6.8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3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4848" calcext:value-type="float">
            <text:p>6.7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3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3512" calcext:value-type="float">
            <text:p>6.76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3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4368" calcext:value-type="float">
            <text:p>6.7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3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2176" calcext:value-type="float">
            <text:p>6.7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3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3888" calcext:value-type="float">
            <text:p>6.7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3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3888" calcext:value-type="float">
            <text:p>6.7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3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3888" calcext:value-type="float">
            <text:p>6.7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2176" calcext:value-type="float">
            <text:p>6.7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3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0464" calcext:value-type="float">
            <text:p>6.7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3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4848" calcext:value-type="float">
            <text:p>6.7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3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18" calcext:value-type="float">
            <text:p>6.7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3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8752" calcext:value-type="float">
            <text:p>6.7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3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18" calcext:value-type="float">
            <text:p>6.7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3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0944" calcext:value-type="float">
            <text:p>6.7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3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7896" calcext:value-type="float">
            <text:p>6.7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3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9608" calcext:value-type="float">
            <text:p>6.7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3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7416" calcext:value-type="float">
            <text:p>6.7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3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3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3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3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18" calcext:value-type="float">
            <text:p>6.7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3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3992" calcext:value-type="float">
            <text:p>6.79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3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1424" calcext:value-type="float">
            <text:p>6.8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3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0192" calcext:value-type="float">
            <text:p>6.8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3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1944" calcext:value-type="float">
            <text:p>7.17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3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3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0504" calcext:value-type="float">
            <text:p>7.0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3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3512" calcext:value-type="float">
            <text:p>6.76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3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1216" calcext:value-type="float">
            <text:p>6.6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3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3784" calcext:value-type="float">
            <text:p>6.65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3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3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0736" calcext:value-type="float">
            <text:p>6.65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3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3784" calcext:value-type="float">
            <text:p>6.65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3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988" calcext:value-type="float">
            <text:p>6.6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3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2928" calcext:value-type="float">
            <text:p>6.66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3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988" calcext:value-type="float">
            <text:p>6.6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3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3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7688" calcext:value-type="float">
            <text:p>6.64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1592" calcext:value-type="float">
            <text:p>6.64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3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6832" calcext:value-type="float">
            <text:p>6.65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3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1696" calcext:value-type="float">
            <text:p>6.71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3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5496" calcext:value-type="float">
            <text:p>6.63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3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3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6352" calcext:value-type="float">
            <text:p>6.6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3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1592" calcext:value-type="float">
            <text:p>6.64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3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8544" calcext:value-type="float">
            <text:p>6.63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3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2448" calcext:value-type="float">
            <text:p>6.6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3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5872" calcext:value-type="float">
            <text:p>6.59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3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892" calcext:value-type="float">
            <text:p>6.5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3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0256" calcext:value-type="float">
            <text:p>6.6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3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3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94" calcext:value-type="float">
            <text:p>6.6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3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5496" calcext:value-type="float">
            <text:p>6.63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3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5976" calcext:value-type="float">
            <text:p>6.6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3-06-14 15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8752" calcext:value-type="float">
            <text:p>6.7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3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3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6832" calcext:value-type="float">
            <text:p>6.65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3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6832" calcext:value-type="float">
            <text:p>6.65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3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988" calcext:value-type="float">
            <text:p>6.6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3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3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2928" calcext:value-type="float">
            <text:p>6.66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3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3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8272" calcext:value-type="float">
            <text:p>6.7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3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3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3448" calcext:value-type="float">
            <text:p>7.01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3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7248" calcext:value-type="float">
            <text:p>6.9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3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988" calcext:value-type="float">
            <text:p>6.6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3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0632" calcext:value-type="float">
            <text:p>6.58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8064" calcext:value-type="float">
            <text:p>6.6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3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0256" calcext:value-type="float">
            <text:p>6.6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3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5496" calcext:value-type="float">
            <text:p>6.63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3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1592" calcext:value-type="float">
            <text:p>6.64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3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892" calcext:value-type="float">
            <text:p>6.5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3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3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0256" calcext:value-type="float">
            <text:p>6.6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3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1592" calcext:value-type="float">
            <text:p>6.64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3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2928" calcext:value-type="float">
            <text:p>6.66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3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7312" calcext:value-type="float">
            <text:p>6.6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3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6936" calcext:value-type="float">
            <text:p>6.72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3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8272" calcext:value-type="float">
            <text:p>6.7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3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8376" calcext:value-type="float">
            <text:p>6.8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3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9544" calcext:value-type="float">
            <text:p>7.01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3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0464" calcext:value-type="float">
            <text:p>6.7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3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988" calcext:value-type="float">
            <text:p>6.6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3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6456" calcext:value-type="float">
            <text:p>6.69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3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084" calcext:value-type="float">
            <text:p>6.72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3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3032" calcext:value-type="float">
            <text:p>6.73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3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8272" calcext:value-type="float">
            <text:p>6.7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3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3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468" calcext:value-type="float">
            <text:p>6.9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3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708" calcext:value-type="float">
            <text:p>7.1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3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4952" calcext:value-type="float">
            <text:p>6.85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3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8648" calcext:value-type="float">
            <text:p>6.7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3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8648" calcext:value-type="float">
            <text:p>6.7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3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4744" calcext:value-type="float">
            <text:p>6.7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3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0192" calcext:value-type="float">
            <text:p>6.8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3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5704" calcext:value-type="float">
            <text:p>6.7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3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3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5016" calcext:value-type="float">
            <text:p>6.60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3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2448" calcext:value-type="float">
            <text:p>6.6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3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3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5976" calcext:value-type="float">
            <text:p>6.6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3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4264" calcext:value-type="float">
            <text:p>6.6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3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9504" calcext:value-type="float">
            <text:p>6.6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3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6936" calcext:value-type="float">
            <text:p>6.72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3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6936" calcext:value-type="float">
            <text:p>6.72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3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3032" calcext:value-type="float">
            <text:p>6.73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3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8584" calcext:value-type="float">
            <text:p>6.95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3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3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3072" calcext:value-type="float">
            <text:p>7.0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3-04-18 1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2656" calcext:value-type="float">
            <text:p>6.7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3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3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8064" calcext:value-type="float">
            <text:p>6.6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3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0256" calcext:value-type="float">
            <text:p>6.6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3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1968" calcext:value-type="float">
            <text:p>6.6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3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5016" calcext:value-type="float">
            <text:p>6.60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3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1592" calcext:value-type="float">
            <text:p>6.64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3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94" calcext:value-type="float">
            <text:p>6.6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3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6728" calcext:value-type="float">
            <text:p>6.5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3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7584" calcext:value-type="float">
            <text:p>6.5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3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5016" calcext:value-type="float">
            <text:p>6.60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3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2928" calcext:value-type="float">
            <text:p>6.66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3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3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5976" calcext:value-type="float">
            <text:p>6.6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3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0736" calcext:value-type="float">
            <text:p>6.65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3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0736" calcext:value-type="float">
            <text:p>6.65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3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4264" calcext:value-type="float">
            <text:p>6.6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3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036" calcext:value-type="float">
            <text:p>6.6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2552" calcext:value-type="float">
            <text:p>6.70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3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2552" calcext:value-type="float">
            <text:p>6.70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3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8168" calcext:value-type="float">
            <text:p>6.67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3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036" calcext:value-type="float">
            <text:p>6.6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3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3408" calcext:value-type="float">
            <text:p>6.6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3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036" calcext:value-type="float">
            <text:p>6.6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3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7312" calcext:value-type="float">
            <text:p>6.6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3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3408" calcext:value-type="float">
            <text:p>6.6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3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9504" calcext:value-type="float">
            <text:p>6.6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3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7312" calcext:value-type="float">
            <text:p>6.6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3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2072" calcext:value-type="float">
            <text:p>6.6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3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4264" calcext:value-type="float">
            <text:p>6.6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3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3408" calcext:value-type="float">
            <text:p>6.6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3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3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2928" calcext:value-type="float">
            <text:p>6.66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3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2552" calcext:value-type="float">
            <text:p>6.70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3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7792" calcext:value-type="float">
            <text:p>6.7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3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8648" calcext:value-type="float">
            <text:p>6.7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3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9024" calcext:value-type="float">
            <text:p>6.6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3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0736" calcext:value-type="float">
            <text:p>6.65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3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7312" calcext:value-type="float">
            <text:p>6.6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3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2552" calcext:value-type="float">
            <text:p>6.70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3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4368" calcext:value-type="float">
            <text:p>6.7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3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5704" calcext:value-type="float">
            <text:p>6.7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3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228" calcext:value-type="float">
            <text:p>6.8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3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7832" calcext:value-type="float">
            <text:p>7.0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3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4136" calcext:value-type="float">
            <text:p>7.1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3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744" calcext:value-type="float">
            <text:p>7.0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3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3512" calcext:value-type="float">
            <text:p>6.76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3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8648" calcext:value-type="float">
            <text:p>6.7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3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6936" calcext:value-type="float">
            <text:p>6.72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3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8648" calcext:value-type="float">
            <text:p>6.7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3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9128" calcext:value-type="float">
            <text:p>6.73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3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3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0944" calcext:value-type="float">
            <text:p>6.7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3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3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2176" calcext:value-type="float">
            <text:p>6.7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3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9984" calcext:value-type="float">
            <text:p>6.72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3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084" calcext:value-type="float">
            <text:p>6.72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3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7416" calcext:value-type="float">
            <text:p>6.7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3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8376" calcext:value-type="float">
            <text:p>6.8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3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5704" calcext:value-type="float">
            <text:p>6.7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3-02-16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2864" calcext:value-type="float">
            <text:p>6.9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3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6184" calcext:value-type="float">
            <text:p>6.8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3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8376" calcext:value-type="float">
            <text:p>6.8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3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3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0464" calcext:value-type="float">
            <text:p>6.7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3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0944" calcext:value-type="float">
            <text:p>6.7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3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4952" calcext:value-type="float">
            <text:p>6.85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3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5432" calcext:value-type="float">
            <text:p>6.8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3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5056" calcext:value-type="float">
            <text:p>6.9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3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8104" calcext:value-type="float">
            <text:p>6.92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3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7624" calcext:value-type="float">
            <text:p>6.89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3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5432" calcext:value-type="float">
            <text:p>6.8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3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5056" calcext:value-type="float">
            <text:p>6.9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3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3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1528" calcext:value-type="float">
            <text:p>6.89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3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1152" calcext:value-type="float">
            <text:p>6.9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7248" calcext:value-type="float">
            <text:p>6.9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3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3344" calcext:value-type="float">
            <text:p>6.9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3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6872" calcext:value-type="float">
            <text:p>6.97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3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2592" calcext:value-type="float">
            <text:p>7.0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3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1736" calcext:value-type="float">
            <text:p>7.03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3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516" calcext:value-type="float">
            <text:p>6.9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3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5912" calcext:value-type="float">
            <text:p>6.91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3-01-24 17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3616" calcext:value-type="float">
            <text:p>6.83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3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516" calcext:value-type="float">
            <text:p>6.9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3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9816" calcext:value-type="float">
            <text:p>6.90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3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2112" calcext:value-type="float">
            <text:p>6.9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3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3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3824" calcext:value-type="float">
            <text:p>6.9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3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1256" calcext:value-type="float">
            <text:p>7.00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3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2112" calcext:value-type="float">
            <text:p>6.9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3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564" calcext:value-type="float">
            <text:p>7.0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3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2216" calcext:value-type="float">
            <text:p>7.06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3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9648" calcext:value-type="float">
            <text:p>7.0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3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8792" calcext:value-type="float">
            <text:p>7.0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3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756" calcext:value-type="float">
            <text:p>7.1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3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3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3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3048" calcext:value-type="float">
            <text:p>7.6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3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2192" calcext:value-type="float">
            <text:p>7.6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3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1336" calcext:value-type="float">
            <text:p>7.6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3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6096" calcext:value-type="float">
            <text:p>7.6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3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5992" calcext:value-type="float">
            <text:p>7.5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3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3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3656" calcext:value-type="float">
            <text:p>7.1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3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3176" calcext:value-type="float">
            <text:p>7.1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3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9272" calcext:value-type="float">
            <text:p>7.12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4032" calcext:value-type="float">
            <text:p>7.11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2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0608" calcext:value-type="float">
            <text:p>7.1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2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5472" calcext:value-type="float">
            <text:p>7.2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2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2904" calcext:value-type="float">
            <text:p>7.2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2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8624" calcext:value-type="float">
            <text:p>7.2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2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332" calcext:value-type="float">
            <text:p>7.5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2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6096" calcext:value-type="float">
            <text:p>7.6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2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976" calcext:value-type="float">
            <text:p>7.4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2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4928" calcext:value-type="float">
            <text:p>7.4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2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2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2-12-20 15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4616" calcext:value-type="float">
            <text:p>7.21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2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6328" calcext:value-type="float">
            <text:p>7.1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2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8936" calcext:value-type="float">
            <text:p>7.4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2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476" calcext:value-type="float">
            <text:p>7.6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2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0376" calcext:value-type="float">
            <text:p>7.5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2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5888" calcext:value-type="float">
            <text:p>7.4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2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2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2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564" calcext:value-type="float">
            <text:p>7.0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2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7832" calcext:value-type="float">
            <text:p>7.0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2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6976" calcext:value-type="float">
            <text:p>7.0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2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2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708" calcext:value-type="float">
            <text:p>7.1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2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8416" calcext:value-type="float">
            <text:p>7.1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2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9272" calcext:value-type="float">
            <text:p>7.12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2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8896" calcext:value-type="float">
            <text:p>7.1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2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0272" calcext:value-type="float">
            <text:p>7.5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2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1232" calcext:value-type="float">
            <text:p>7.5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2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4176" calcext:value-type="float">
            <text:p>7.5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2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0336" calcext:value-type="float">
            <text:p>7.2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2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9168" calcext:value-type="float">
            <text:p>7.0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2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612" calcext:value-type="float">
            <text:p>7.0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2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8208" calcext:value-type="float">
            <text:p>6.99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2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2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6976" calcext:value-type="float">
            <text:p>7.0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2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9168" calcext:value-type="float">
            <text:p>7.0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2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8792" calcext:value-type="float">
            <text:p>7.0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2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1088" calcext:value-type="float">
            <text:p>7.1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2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2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6096" calcext:value-type="float">
            <text:p>7.6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2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2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8184" calcext:value-type="float">
            <text:p>7.5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2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38" calcext:value-type="float">
            <text:p>7.5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2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4552" calcext:value-type="float">
            <text:p>7.4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2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9584" calcext:value-type="float">
            <text:p>7.3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2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2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2112" calcext:value-type="float">
            <text:p>6.9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2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2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8856" calcext:value-type="float">
            <text:p>6.8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2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9128" calcext:value-type="float">
            <text:p>6.73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2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9336" calcext:value-type="float">
            <text:p>6.8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2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0296" calcext:value-type="float">
            <text:p>6.94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2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3824" calcext:value-type="float">
            <text:p>6.9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2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5536" calcext:value-type="float">
            <text:p>6.95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2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0296" calcext:value-type="float">
            <text:p>6.94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2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5536" calcext:value-type="float">
            <text:p>6.95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2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6872" calcext:value-type="float">
            <text:p>6.97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2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7352" calcext:value-type="float">
            <text:p>7.00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2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42" calcext:value-type="float">
            <text:p>6.9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2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7248" calcext:value-type="float">
            <text:p>6.9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2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1632" calcext:value-type="float">
            <text:p>6.96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2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0296" calcext:value-type="float">
            <text:p>6.94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2-10-27 14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6936" calcext:value-type="float">
            <text:p>6.72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2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372" calcext:value-type="float">
            <text:p>6.9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2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2864" calcext:value-type="float">
            <text:p>6.9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2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42" calcext:value-type="float">
            <text:p>6.9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2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2008" calcext:value-type="float">
            <text:p>6.9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2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42" calcext:value-type="float">
            <text:p>6.9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2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0296" calcext:value-type="float">
            <text:p>6.94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2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3344" calcext:value-type="float">
            <text:p>6.9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2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7248" calcext:value-type="float">
            <text:p>6.9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2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6768" calcext:value-type="float">
            <text:p>6.90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2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0672" calcext:value-type="float">
            <text:p>6.90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2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2008" calcext:value-type="float">
            <text:p>6.9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2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2008" calcext:value-type="float">
            <text:p>6.9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2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4576" calcext:value-type="float">
            <text:p>6.89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2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2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2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1528" calcext:value-type="float">
            <text:p>6.89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2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9336" calcext:value-type="float">
            <text:p>6.8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2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324" calcext:value-type="float">
            <text:p>6.8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2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2384" calcext:value-type="float">
            <text:p>6.8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2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2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0568" calcext:value-type="float">
            <text:p>6.8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2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4472" calcext:value-type="float">
            <text:p>6.82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2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0568" calcext:value-type="float">
            <text:p>6.8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2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5808" calcext:value-type="float">
            <text:p>6.8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2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3616" calcext:value-type="float">
            <text:p>6.83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2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4472" calcext:value-type="float">
            <text:p>6.82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2176" calcext:value-type="float">
            <text:p>6.7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2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084" calcext:value-type="float">
            <text:p>6.72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2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8376" calcext:value-type="float">
            <text:p>6.8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2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8856" calcext:value-type="float">
            <text:p>6.8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2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4472" calcext:value-type="float">
            <text:p>6.82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2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1424" calcext:value-type="float">
            <text:p>6.8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2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4472" calcext:value-type="float">
            <text:p>6.82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2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0088" calcext:value-type="float">
            <text:p>6.80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2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0944" calcext:value-type="float">
            <text:p>6.7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2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228" calcext:value-type="float">
            <text:p>6.8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2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2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4472" calcext:value-type="float">
            <text:p>6.82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2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1424" calcext:value-type="float">
            <text:p>6.8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2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0568" calcext:value-type="float">
            <text:p>6.8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2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0568" calcext:value-type="float">
            <text:p>6.8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2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2-09-14 15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2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1424" calcext:value-type="float">
            <text:p>6.8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2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0944" calcext:value-type="float">
            <text:p>6.7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2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7792" calcext:value-type="float">
            <text:p>6.7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2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2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3616" calcext:value-type="float">
            <text:p>6.83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2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2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1904" calcext:value-type="float">
            <text:p>6.8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2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2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7144" calcext:value-type="float">
            <text:p>6.8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2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2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8856" calcext:value-type="float">
            <text:p>6.8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2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3616" calcext:value-type="float">
            <text:p>6.83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2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6664" calcext:value-type="float">
            <text:p>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2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6664" calcext:value-type="float">
            <text:p>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2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1904" calcext:value-type="float">
            <text:p>6.8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2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9336" calcext:value-type="float">
            <text:p>6.8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2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9816" calcext:value-type="float">
            <text:p>6.90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2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42" calcext:value-type="float">
            <text:p>6.9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2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6872" calcext:value-type="float">
            <text:p>6.97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2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2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7496" calcext:value-type="float">
            <text:p>7.39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2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3968" calcext:value-type="float">
            <text:p>7.3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2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2528" calcext:value-type="float">
            <text:p>7.2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2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6872" calcext:value-type="float">
            <text:p>6.97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2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1256" calcext:value-type="float">
            <text:p>7.00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2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2384" calcext:value-type="float">
            <text:p>6.8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2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8272" calcext:value-type="float">
            <text:p>6.7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2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5224" calcext:value-type="float">
            <text:p>6.74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2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5704" calcext:value-type="float">
            <text:p>6.7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2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6184" calcext:value-type="float">
            <text:p>6.8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2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5328" calcext:value-type="float">
            <text:p>6.81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2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3136" calcext:value-type="float">
            <text:p>6.8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2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7896" calcext:value-type="float">
            <text:p>6.7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2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18" calcext:value-type="float">
            <text:p>6.7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2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18" calcext:value-type="float">
            <text:p>6.7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2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8752" calcext:value-type="float">
            <text:p>6.7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2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9608" calcext:value-type="float">
            <text:p>6.7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2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7416" calcext:value-type="float">
            <text:p>6.7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2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5224" calcext:value-type="float">
            <text:p>6.74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2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9128" calcext:value-type="float">
            <text:p>6.73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2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132" calcext:value-type="float">
            <text:p>6.7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5224" calcext:value-type="float">
            <text:p>6.74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2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9128" calcext:value-type="float">
            <text:p>6.73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2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7792" calcext:value-type="float">
            <text:p>6.7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2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2552" calcext:value-type="float">
            <text:p>6.70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2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9504" calcext:value-type="float">
            <text:p>6.6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2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4264" calcext:value-type="float">
            <text:p>6.6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2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5976" calcext:value-type="float">
            <text:p>6.6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2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2072" calcext:value-type="float">
            <text:p>6.6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2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4744" calcext:value-type="float">
            <text:p>6.7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2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5976" calcext:value-type="float">
            <text:p>6.6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2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3784" calcext:value-type="float">
            <text:p>6.65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2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7688" calcext:value-type="float">
            <text:p>6.64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2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2072" calcext:value-type="float">
            <text:p>6.6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2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4264" calcext:value-type="float">
            <text:p>6.6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2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324" calcext:value-type="float">
            <text:p>6.8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2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228" calcext:value-type="float">
            <text:p>6.8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2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7792" calcext:value-type="float">
            <text:p>6.7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2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3824" calcext:value-type="float">
            <text:p>6.9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2-07-13 15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0736" calcext:value-type="float">
            <text:p>6.65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2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6352" calcext:value-type="float">
            <text:p>6.6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2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7144" calcext:value-type="float">
            <text:p>6.8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2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7352" calcext:value-type="float">
            <text:p>7.00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2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0776" calcext:value-type="float">
            <text:p>6.97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2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7792" calcext:value-type="float">
            <text:p>6.7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2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2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4912" calcext:value-type="float">
            <text:p>6.5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2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5768" calcext:value-type="float">
            <text:p>6.52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2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1008" calcext:value-type="float">
            <text:p>6.5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2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1008" calcext:value-type="float">
            <text:p>6.5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2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1864" calcext:value-type="float">
            <text:p>6.53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2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9672" calcext:value-type="float">
            <text:p>6.51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4912" calcext:value-type="float">
            <text:p>6.5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2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9296" calcext:value-type="float">
            <text:p>6.5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2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9296" calcext:value-type="float">
            <text:p>6.5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2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4536" calcext:value-type="float">
            <text:p>6.57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2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6352" calcext:value-type="float">
            <text:p>6.6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2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2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372" calcext:value-type="float">
            <text:p>6.9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2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2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7144" calcext:value-type="float">
            <text:p>6.8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2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8376" calcext:value-type="float">
            <text:p>6.8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2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748" calcext:value-type="float">
            <text:p>6.50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2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984" calcext:value-type="float">
            <text:p>6.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2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984" calcext:value-type="float">
            <text:p>6.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2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2032" calcext:value-type="float">
            <text:p>6.3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2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9088" calcext:value-type="float">
            <text:p>6.41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2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0424" calcext:value-type="float">
            <text:p>6.44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2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5456" calcext:value-type="float">
            <text:p>6.3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2-06-13 19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4432" calcext:value-type="float">
            <text:p>6.50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2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4976" calcext:value-type="float">
            <text:p>6.28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2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4" calcext:value-type="float">
            <text:p>6.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2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888" calcext:value-type="float">
            <text:p>6.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2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0216" calcext:value-type="float">
            <text:p>6.30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2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6312" calcext:value-type="float">
            <text:p>6.30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2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3264" calcext:value-type="float">
            <text:p>6.30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2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1928" calcext:value-type="float">
            <text:p>6.28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2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1928" calcext:value-type="float">
            <text:p>6.28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2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7272" calcext:value-type="float">
            <text:p>6.36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2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4808" calcext:value-type="float">
            <text:p>6.46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2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8752" calcext:value-type="float">
            <text:p>6.7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2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3136" calcext:value-type="float">
            <text:p>6.8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2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7416" calcext:value-type="float">
            <text:p>6.7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2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5976" calcext:value-type="float">
            <text:p>6.6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2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9464" calcext:value-type="float">
            <text:p>6.37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2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8776" calcext:value-type="float">
            <text:p>6.20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2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4872" calcext:value-type="float">
            <text:p>6.21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2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9256" calcext:value-type="float">
            <text:p>6.23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2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0112" calcext:value-type="float">
            <text:p>6.23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2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6208" calcext:value-type="float">
            <text:p>6.23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2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4496" calcext:value-type="float">
            <text:p>6.25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2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7544" calcext:value-type="float">
            <text:p>6.25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2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7064" calcext:value-type="float">
            <text:p>6.22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2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8776" calcext:value-type="float">
            <text:p>6.20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2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9256" calcext:value-type="float">
            <text:p>6.23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2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128" calcext:value-type="float">
            <text:p>6.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2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412" calcext:value-type="float">
            <text:p>6.29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2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22" calcext:value-type="float">
            <text:p>6.17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2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1824" calcext:value-type="float">
            <text:p>6.21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2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4328" calcext:value-type="float">
            <text:p>6.43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2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2344" calcext:value-type="float">
            <text:p>6.5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2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4056" calcext:value-type="float">
            <text:p>6.54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2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0528" calcext:value-type="float">
            <text:p>6.51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2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0592" calcext:value-type="float">
            <text:p>6.26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2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9904" calcext:value-type="float">
            <text:p>6.0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2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2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5144" calcext:value-type="float">
            <text:p>6.10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2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2576" calcext:value-type="float">
            <text:p>6.1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2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0864" calcext:value-type="float">
            <text:p>6.15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2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3912" calcext:value-type="float">
            <text:p>6.15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2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8672" calcext:value-type="float">
            <text:p>6.13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2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3432" calcext:value-type="float">
            <text:p>6.12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7336" calcext:value-type="float">
            <text:p>6.11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2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8192" calcext:value-type="float">
            <text:p>6.1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2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7336" calcext:value-type="float">
            <text:p>6.11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2-04-27 17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5456" calcext:value-type="float">
            <text:p>6.3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2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6208" calcext:value-type="float">
            <text:p>6.23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2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3952" calcext:value-type="float">
            <text:p>6.47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2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3784" calcext:value-type="float">
            <text:p>6.65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2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0736" calcext:value-type="float">
            <text:p>6.65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2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8544" calcext:value-type="float">
            <text:p>6.63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2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7584" calcext:value-type="float">
            <text:p>6.5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2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6144" calcext:value-type="float">
            <text:p>6.48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2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9152" calcext:value-type="float">
            <text:p>6.16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2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5792" calcext:value-type="float">
            <text:p>5.9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2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2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2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8464" calcext:value-type="float">
            <text:p>5.9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2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3704" calcext:value-type="float">
            <text:p>6.01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2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504" calcext:value-type="float">
            <text:p>6.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2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552" calcext:value-type="float">
            <text:p>6.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2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076" calcext:value-type="float">
            <text:p>6.0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2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2952" calcext:value-type="float">
            <text:p>6.09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2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9904" calcext:value-type="float">
            <text:p>6.0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2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3328" calcext:value-type="float">
            <text:p>6.05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2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8944" calcext:value-type="float">
            <text:p>6.02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2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6376" calcext:value-type="float">
            <text:p>6.05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2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8088" calcext:value-type="float">
            <text:p>6.03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2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2472" calcext:value-type="float">
            <text:p>6.06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2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028" calcext:value-type="float">
            <text:p>6.05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2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4664" calcext:value-type="float">
            <text:p>6.07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2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9048" calcext:value-type="float">
            <text:p>6.09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6376" calcext:value-type="float">
            <text:p>6.05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2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6856" calcext:value-type="float">
            <text:p>6.0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2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2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8672" calcext:value-type="float">
            <text:p>6.13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2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8296" calcext:value-type="float">
            <text:p>6.17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2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6584" calcext:value-type="float">
            <text:p>6.19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2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792" calcext:value-type="float">
            <text:p>6.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2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1656" calcext:value-type="float">
            <text:p>6.39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2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7648" calcext:value-type="float">
            <text:p>6.3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2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744" calcext:value-type="float">
            <text:p>6.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2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4016" calcext:value-type="float">
            <text:p>6.22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2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0112" calcext:value-type="float">
            <text:p>6.23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2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3536" calcext:value-type="float">
            <text:p>6.19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2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1824" calcext:value-type="float">
            <text:p>6.21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2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5728" calcext:value-type="float">
            <text:p>6.20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2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1824" calcext:value-type="float">
            <text:p>6.21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2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2408" calcext:value-type="float">
            <text:p>6.31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2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3848" calcext:value-type="float">
            <text:p>6.40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2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4224" calcext:value-type="float">
            <text:p>6.36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2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5832" calcext:value-type="float">
            <text:p>6.27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2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4" calcext:value-type="float">
            <text:p>6.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2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0216" calcext:value-type="float">
            <text:p>6.30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2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7168" calcext:value-type="float">
            <text:p>6.29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2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6792" calcext:value-type="float">
            <text:p>6.33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2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1176" calcext:value-type="float">
            <text:p>6.36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2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1656" calcext:value-type="float">
            <text:p>6.39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2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3848" calcext:value-type="float">
            <text:p>6.40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2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2616" calcext:value-type="float">
            <text:p>6.45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2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3408" calcext:value-type="float">
            <text:p>6.6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2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2-03-01 15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9296" calcext:value-type="float">
            <text:p>6.5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2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4704" calcext:value-type="float">
            <text:p>6.3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2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604" calcext:value-type="float">
            <text:p>6.41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2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9944" calcext:value-type="float">
            <text:p>6.40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2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3096" calcext:value-type="float">
            <text:p>6.48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2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7896" calcext:value-type="float">
            <text:p>6.7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2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5808" calcext:value-type="float">
            <text:p>6.8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2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0632" calcext:value-type="float">
            <text:p>6.58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2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4744" calcext:value-type="float">
            <text:p>6.7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2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6144" calcext:value-type="float">
            <text:p>6.48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2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9464" calcext:value-type="float">
            <text:p>6.37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2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6416" calcext:value-type="float">
            <text:p>6.3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2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3368" calcext:value-type="float">
            <text:p>6.37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2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2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7272" calcext:value-type="float">
            <text:p>6.36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2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1656" calcext:value-type="float">
            <text:p>6.39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2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652" calcext:value-type="float">
            <text:p>6.4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2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3848" calcext:value-type="float">
            <text:p>6.40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2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4224" calcext:value-type="float">
            <text:p>6.36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2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6416" calcext:value-type="float">
            <text:p>6.3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3848" calcext:value-type="float">
            <text:p>6.40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2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6416" calcext:value-type="float">
            <text:p>6.3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2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7856" calcext:value-type="float">
            <text:p>6.46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2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3784" calcext:value-type="float">
            <text:p>6.65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2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8336" calcext:value-type="float">
            <text:p>6.49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2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0048" calcext:value-type="float">
            <text:p>6.48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2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8712" calcext:value-type="float">
            <text:p>6.45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2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8712" calcext:value-type="float">
            <text:p>6.45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2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4808" calcext:value-type="float">
            <text:p>6.46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2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8336" calcext:value-type="float">
            <text:p>6.49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2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8816" calcext:value-type="float">
            <text:p>6.52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2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4056" calcext:value-type="float">
            <text:p>6.54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2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4912" calcext:value-type="float">
            <text:p>6.5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2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8064" calcext:value-type="float">
            <text:p>6.6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2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9232" calcext:value-type="float">
            <text:p>6.8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2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2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5768" calcext:value-type="float">
            <text:p>6.52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2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844" calcext:value-type="float">
            <text:p>6.5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2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7584" calcext:value-type="float">
            <text:p>6.5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2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0632" calcext:value-type="float">
            <text:p>6.58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2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6352" calcext:value-type="float">
            <text:p>6.6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2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3784" calcext:value-type="float">
            <text:p>6.65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2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3136" calcext:value-type="float">
            <text:p>6.8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2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4576" calcext:value-type="float">
            <text:p>6.89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2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9024" calcext:value-type="float">
            <text:p>6.6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2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0256" calcext:value-type="float">
            <text:p>6.6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2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6728" calcext:value-type="float">
            <text:p>6.5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2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4952" calcext:value-type="float">
            <text:p>6.85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3408" calcext:value-type="float">
            <text:p>6.6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1-12-30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6456" calcext:value-type="float">
            <text:p>6.69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1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18" calcext:value-type="float">
            <text:p>6.7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1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1696" calcext:value-type="float">
            <text:p>6.71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1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6248" calcext:value-type="float">
            <text:p>6.55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1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892" calcext:value-type="float">
            <text:p>6.5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1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5872" calcext:value-type="float">
            <text:p>6.59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1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5016" calcext:value-type="float">
            <text:p>6.60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1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1112" calcext:value-type="float">
            <text:p>6.6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1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1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1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8168" calcext:value-type="float">
            <text:p>6.67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1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7688" calcext:value-type="float">
            <text:p>6.64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1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6288" calcext:value-type="float">
            <text:p>6.8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1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0464" calcext:value-type="float">
            <text:p>6.7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1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7312" calcext:value-type="float">
            <text:p>6.6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1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1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8272" calcext:value-type="float">
            <text:p>6.7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1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1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1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1112" calcext:value-type="float">
            <text:p>6.6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1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5496" calcext:value-type="float">
            <text:p>6.63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1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5496" calcext:value-type="float">
            <text:p>6.63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1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7208" calcext:value-type="float">
            <text:p>6.61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1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988" calcext:value-type="float">
            <text:p>6.6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1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5976" calcext:value-type="float">
            <text:p>6.6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1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9504" calcext:value-type="float">
            <text:p>6.6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1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6936" calcext:value-type="float">
            <text:p>6.72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1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0088" calcext:value-type="float">
            <text:p>6.80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1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4784" calcext:value-type="float">
            <text:p>7.0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1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2904" calcext:value-type="float">
            <text:p>7.2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6808" calcext:value-type="float">
            <text:p>7.22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1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852" calcext:value-type="float">
            <text:p>7.2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1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1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1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0232" calcext:value-type="float">
            <text:p>7.1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1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6328" calcext:value-type="float">
            <text:p>7.1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1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9376" calcext:value-type="float">
            <text:p>7.1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1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3656" calcext:value-type="float">
            <text:p>7.1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1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4888" calcext:value-type="float">
            <text:p>7.10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1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1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8312" calcext:value-type="float">
            <text:p>7.06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1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8688" calcext:value-type="float">
            <text:p>7.02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1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7416" calcext:value-type="float">
            <text:p>6.7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1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1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892" calcext:value-type="float">
            <text:p>6.5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1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9776" calcext:value-type="float">
            <text:p>6.5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1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0152" calcext:value-type="float">
            <text:p>6.5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1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796" calcext:value-type="float">
            <text:p>6.5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1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2344" calcext:value-type="float">
            <text:p>6.5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1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6248" calcext:value-type="float">
            <text:p>6.55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1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844" calcext:value-type="float">
            <text:p>6.5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1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4536" calcext:value-type="float">
            <text:p>6.57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1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6248" calcext:value-type="float">
            <text:p>6.55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1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0528" calcext:value-type="float">
            <text:p>6.51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1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272" calcext:value-type="float">
            <text:p>6.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1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2344" calcext:value-type="float">
            <text:p>6.5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1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6728" calcext:value-type="float">
            <text:p>6.5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1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8064" calcext:value-type="float">
            <text:p>6.6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1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7208" calcext:value-type="float">
            <text:p>6.61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1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2448" calcext:value-type="float">
            <text:p>6.6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3304" calcext:value-type="float">
            <text:p>6.6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1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8064" calcext:value-type="float">
            <text:p>6.6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1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6728" calcext:value-type="float">
            <text:p>6.5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1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844" calcext:value-type="float">
            <text:p>6.5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1-10-27 18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4808" calcext:value-type="float">
            <text:p>6.46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1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7688" calcext:value-type="float">
            <text:p>6.64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1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5496" calcext:value-type="float">
            <text:p>6.63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1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7312" calcext:value-type="float">
            <text:p>6.6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1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7312" calcext:value-type="float">
            <text:p>6.6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1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1216" calcext:value-type="float">
            <text:p>6.6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1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036" calcext:value-type="float">
            <text:p>6.6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1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6456" calcext:value-type="float">
            <text:p>6.69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1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7312" calcext:value-type="float">
            <text:p>6.6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1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2072" calcext:value-type="float">
            <text:p>6.6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1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988" calcext:value-type="float">
            <text:p>6.6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1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3784" calcext:value-type="float">
            <text:p>6.65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1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3784" calcext:value-type="float">
            <text:p>6.65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1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6832" calcext:value-type="float">
            <text:p>6.65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1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2072" calcext:value-type="float">
            <text:p>6.6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1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1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0736" calcext:value-type="float">
            <text:p>6.65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1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988" calcext:value-type="float">
            <text:p>6.6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1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8168" calcext:value-type="float">
            <text:p>6.67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1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2552" calcext:value-type="float">
            <text:p>6.70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1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3512" calcext:value-type="float">
            <text:p>6.76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1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4304" calcext:value-type="float">
            <text:p>7.0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1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7456" calcext:value-type="float">
            <text:p>7.0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1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4848" calcext:value-type="float">
            <text:p>6.7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1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2072" calcext:value-type="float">
            <text:p>6.6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1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9504" calcext:value-type="float">
            <text:p>6.6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1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8648" calcext:value-type="float">
            <text:p>6.7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1696" calcext:value-type="float">
            <text:p>6.71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1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1696" calcext:value-type="float">
            <text:p>6.71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1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8648" calcext:value-type="float">
            <text:p>6.7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1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3888" calcext:value-type="float">
            <text:p>6.7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1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7792" calcext:value-type="float">
            <text:p>6.7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1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1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036" calcext:value-type="float">
            <text:p>6.6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1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8168" calcext:value-type="float">
            <text:p>6.67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1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5976" calcext:value-type="float">
            <text:p>6.6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1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1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0736" calcext:value-type="float">
            <text:p>6.65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1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988" calcext:value-type="float">
            <text:p>6.6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1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6456" calcext:value-type="float">
            <text:p>6.69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1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9504" calcext:value-type="float">
            <text:p>6.6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1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4264" calcext:value-type="float">
            <text:p>6.6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1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3408" calcext:value-type="float">
            <text:p>6.6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1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7792" calcext:value-type="float">
            <text:p>6.7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1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2176" calcext:value-type="float">
            <text:p>6.7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1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2176" calcext:value-type="float">
            <text:p>6.7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1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084" calcext:value-type="float">
            <text:p>6.72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1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1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3784" calcext:value-type="float">
            <text:p>6.65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1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2072" calcext:value-type="float">
            <text:p>6.6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1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2072" calcext:value-type="float">
            <text:p>6.6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1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9024" calcext:value-type="float">
            <text:p>6.6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1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3784" calcext:value-type="float">
            <text:p>6.65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1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6832" calcext:value-type="float">
            <text:p>6.65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1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2072" calcext:value-type="float">
            <text:p>6.6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1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7312" calcext:value-type="float">
            <text:p>6.6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1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1216" calcext:value-type="float">
            <text:p>6.6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9024" calcext:value-type="float">
            <text:p>6.6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1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2552" calcext:value-type="float">
            <text:p>6.70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1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9984" calcext:value-type="float">
            <text:p>6.72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1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7792" calcext:value-type="float">
            <text:p>6.7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1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9504" calcext:value-type="float">
            <text:p>6.6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1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8648" calcext:value-type="float">
            <text:p>6.7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1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084" calcext:value-type="float">
            <text:p>6.72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1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9504" calcext:value-type="float">
            <text:p>6.6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1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7312" calcext:value-type="float">
            <text:p>6.6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1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2072" calcext:value-type="float">
            <text:p>6.6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1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7688" calcext:value-type="float">
            <text:p>6.64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1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3784" calcext:value-type="float">
            <text:p>6.65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1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7312" calcext:value-type="float">
            <text:p>6.6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1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9504" calcext:value-type="float">
            <text:p>6.6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1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2928" calcext:value-type="float">
            <text:p>6.66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1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4264" calcext:value-type="float">
            <text:p>6.6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1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1696" calcext:value-type="float">
            <text:p>6.71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1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4744" calcext:value-type="float">
            <text:p>6.7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1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1696" calcext:value-type="float">
            <text:p>6.71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1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4744" calcext:value-type="float">
            <text:p>6.7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1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4744" calcext:value-type="float">
            <text:p>6.7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1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084" calcext:value-type="float">
            <text:p>6.72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1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7792" calcext:value-type="float">
            <text:p>6.7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1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1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3512" calcext:value-type="float">
            <text:p>6.76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1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228" calcext:value-type="float">
            <text:p>6.8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1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6496" calcext:value-type="float">
            <text:p>7.0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1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804" calcext:value-type="float">
            <text:p>7.17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1-08-03 14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6432" calcext:value-type="float">
            <text:p>7.26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1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564" calcext:value-type="float">
            <text:p>7.0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1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2696" calcext:value-type="float">
            <text:p>7.0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228" calcext:value-type="float">
            <text:p>6.8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1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7688" calcext:value-type="float">
            <text:p>6.64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1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3304" calcext:value-type="float">
            <text:p>6.6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1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3304" calcext:value-type="float">
            <text:p>6.6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1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7208" calcext:value-type="float">
            <text:p>6.61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1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2824" calcext:value-type="float">
            <text:p>6.5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1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1968" calcext:value-type="float">
            <text:p>6.6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1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5872" calcext:value-type="float">
            <text:p>6.59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1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1112" calcext:value-type="float">
            <text:p>6.6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1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1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8544" calcext:value-type="float">
            <text:p>6.63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1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1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6832" calcext:value-type="float">
            <text:p>6.65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1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2928" calcext:value-type="float">
            <text:p>6.66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1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3784" calcext:value-type="float">
            <text:p>6.65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1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1592" calcext:value-type="float">
            <text:p>6.64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1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5496" calcext:value-type="float">
            <text:p>6.63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1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5496" calcext:value-type="float">
            <text:p>6.63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1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94" calcext:value-type="float">
            <text:p>6.6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1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0256" calcext:value-type="float">
            <text:p>6.6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1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9776" calcext:value-type="float">
            <text:p>6.5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1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5872" calcext:value-type="float">
            <text:p>6.59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1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1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6728" calcext:value-type="float">
            <text:p>6.5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1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7104" calcext:value-type="float">
            <text:p>6.5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1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892" calcext:value-type="float">
            <text:p>6.5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1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9776" calcext:value-type="float">
            <text:p>6.5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1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1488" calcext:value-type="float">
            <text:p>6.57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1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7584" calcext:value-type="float">
            <text:p>6.5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1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9776" calcext:value-type="float">
            <text:p>6.5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1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5016" calcext:value-type="float">
            <text:p>6.60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94" calcext:value-type="float">
            <text:p>6.6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1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2448" calcext:value-type="float">
            <text:p>6.6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1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1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94" calcext:value-type="float">
            <text:p>6.6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1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2448" calcext:value-type="float">
            <text:p>6.6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1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8544" calcext:value-type="float">
            <text:p>6.63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1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94" calcext:value-type="float">
            <text:p>6.6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1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1696" calcext:value-type="float">
            <text:p>6.71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1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8584" calcext:value-type="float">
            <text:p>6.95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1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756" calcext:value-type="float">
            <text:p>7.1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1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9648" calcext:value-type="float">
            <text:p>7.0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1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612" calcext:value-type="float">
            <text:p>7.0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1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1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5056" calcext:value-type="float">
            <text:p>6.9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1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1216" calcext:value-type="float">
            <text:p>6.6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1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1384" calcext:value-type="float">
            <text:p>6.50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1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9192" calcext:value-type="float">
            <text:p>6.48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1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272" calcext:value-type="float">
            <text:p>6.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1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1968" calcext:value-type="float">
            <text:p>6.6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1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1592" calcext:value-type="float">
            <text:p>6.64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1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1528" calcext:value-type="float">
            <text:p>6.89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1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7352" calcext:value-type="float">
            <text:p>7.00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1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7416" calcext:value-type="float">
            <text:p>6.7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1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1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5496" calcext:value-type="float">
            <text:p>6.63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1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4264" calcext:value-type="float">
            <text:p>6.6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1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8584" calcext:value-type="float">
            <text:p>6.95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1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0024" calcext:value-type="float">
            <text:p>7.0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1-06-02 13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1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0776" calcext:value-type="float">
            <text:p>6.97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7624" calcext:value-type="float">
            <text:p>6.89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1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0152" calcext:value-type="float">
            <text:p>6.5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1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0424" calcext:value-type="float">
            <text:p>6.44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1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3472" calcext:value-type="float">
            <text:p>6.44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1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5664" calcext:value-type="float">
            <text:p>6.45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1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176" calcext:value-type="float">
            <text:p>6.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1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9568" calcext:value-type="float">
            <text:p>6.44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1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2616" calcext:value-type="float">
            <text:p>6.45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1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5664" calcext:value-type="float">
            <text:p>6.45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1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5664" calcext:value-type="float">
            <text:p>6.45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1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4808" calcext:value-type="float">
            <text:p>6.46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1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6144" calcext:value-type="float">
            <text:p>6.48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1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272" calcext:value-type="float">
            <text:p>6.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1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2992" calcext:value-type="float">
            <text:p>6.41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1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9088" calcext:value-type="float">
            <text:p>6.41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1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5184" calcext:value-type="float">
            <text:p>6.42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1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2136" calcext:value-type="float">
            <text:p>6.42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1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128" calcext:value-type="float">
            <text:p>6.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1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1592" calcext:value-type="float">
            <text:p>6.64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1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9192" calcext:value-type="float">
            <text:p>6.48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1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556" calcext:value-type="float">
            <text:p>6.38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1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556" calcext:value-type="float">
            <text:p>6.38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1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4704" calcext:value-type="float">
            <text:p>6.3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1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3368" calcext:value-type="float">
            <text:p>6.37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1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7272" calcext:value-type="float">
            <text:p>6.36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1-05-06 15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8816" calcext:value-type="float">
            <text:p>6.52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1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9944" calcext:value-type="float">
            <text:p>6.40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1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4704" calcext:value-type="float">
            <text:p>6.3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1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032" calcext:value-type="float">
            <text:p>6.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1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032" calcext:value-type="float">
            <text:p>6.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1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9464" calcext:value-type="float">
            <text:p>6.37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3848" calcext:value-type="float">
            <text:p>6.40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1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6896" calcext:value-type="float">
            <text:p>6.4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1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652" calcext:value-type="float">
            <text:p>6.4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1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5496" calcext:value-type="float">
            <text:p>6.63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1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8272" calcext:value-type="float">
            <text:p>6.7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1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2992" calcext:value-type="float">
            <text:p>6.41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1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984" calcext:value-type="float">
            <text:p>6.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1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1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6896" calcext:value-type="float">
            <text:p>6.4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1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6416" calcext:value-type="float">
            <text:p>6.3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1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4224" calcext:value-type="float">
            <text:p>6.36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1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9464" calcext:value-type="float">
            <text:p>6.37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1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3368" calcext:value-type="float">
            <text:p>6.37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1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8984" calcext:value-type="float">
            <text:p>6.3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1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1176" calcext:value-type="float">
            <text:p>6.36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1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8608" calcext:value-type="float">
            <text:p>6.38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1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6896" calcext:value-type="float">
            <text:p>6.4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1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604" calcext:value-type="float">
            <text:p>6.41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1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1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8608" calcext:value-type="float">
            <text:p>6.38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1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3848" calcext:value-type="float">
            <text:p>6.40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1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7856" calcext:value-type="float">
            <text:p>6.46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1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6624" calcext:value-type="float">
            <text:p>6.51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1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18" calcext:value-type="float">
            <text:p>6.7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1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372" calcext:value-type="float">
            <text:p>6.9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1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5808" calcext:value-type="float">
            <text:p>6.8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1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9296" calcext:value-type="float">
            <text:p>6.5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1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0904" calcext:value-type="float">
            <text:p>6.47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1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652" calcext:value-type="float">
            <text:p>6.4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1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4328" calcext:value-type="float">
            <text:p>6.43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7752" calcext:value-type="float">
            <text:p>6.39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1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9944" calcext:value-type="float">
            <text:p>6.40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1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6896" calcext:value-type="float">
            <text:p>6.4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1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7752" calcext:value-type="float">
            <text:p>6.39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1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9088" calcext:value-type="float">
            <text:p>6.41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1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604" calcext:value-type="float">
            <text:p>6.41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1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7752" calcext:value-type="float">
            <text:p>6.39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1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556" calcext:value-type="float">
            <text:p>6.38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1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7272" calcext:value-type="float">
            <text:p>6.36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1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8128" calcext:value-type="float">
            <text:p>6.35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1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3368" calcext:value-type="float">
            <text:p>6.37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1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652" calcext:value-type="float">
            <text:p>6.4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1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4808" calcext:value-type="float">
            <text:p>6.46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1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9944" calcext:value-type="float">
            <text:p>6.40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1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3472" calcext:value-type="float">
            <text:p>6.44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1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652" calcext:value-type="float">
            <text:p>6.4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1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8712" calcext:value-type="float">
            <text:p>6.45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1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4808" calcext:value-type="float">
            <text:p>6.46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1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748" calcext:value-type="float">
            <text:p>6.50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1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5768" calcext:value-type="float">
            <text:p>6.52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1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796" calcext:value-type="float">
            <text:p>6.5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1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2344" calcext:value-type="float">
            <text:p>6.5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1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7584" calcext:value-type="float">
            <text:p>6.5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1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5392" calcext:value-type="float">
            <text:p>6.5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1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9672" calcext:value-type="float">
            <text:p>6.51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1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0048" calcext:value-type="float">
            <text:p>6.48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1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9192" calcext:value-type="float">
            <text:p>6.48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1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3096" calcext:value-type="float">
            <text:p>6.48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1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9568" calcext:value-type="float">
            <text:p>6.44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1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9672" calcext:value-type="float">
            <text:p>6.51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1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7104" calcext:value-type="float">
            <text:p>6.5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6248" calcext:value-type="float">
            <text:p>6.55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1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9296" calcext:value-type="float">
            <text:p>6.5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1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2344" calcext:value-type="float">
            <text:p>6.5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1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9776" calcext:value-type="float">
            <text:p>6.5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1-02-24 19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2928" calcext:value-type="float">
            <text:p>6.66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1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5016" calcext:value-type="float">
            <text:p>6.60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1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1112" calcext:value-type="float">
            <text:p>6.6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1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8168" calcext:value-type="float">
            <text:p>6.67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1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8168" calcext:value-type="float">
            <text:p>6.67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1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0736" calcext:value-type="float">
            <text:p>6.65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1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2928" calcext:value-type="float">
            <text:p>6.66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1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0672" calcext:value-type="float">
            <text:p>6.90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1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4472" calcext:value-type="float">
            <text:p>6.82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1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8064" calcext:value-type="float">
            <text:p>6.6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1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3304" calcext:value-type="float">
            <text:p>6.6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1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1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1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9024" calcext:value-type="float">
            <text:p>6.6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1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1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8648" calcext:value-type="float">
            <text:p>6.7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1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3888" calcext:value-type="float">
            <text:p>6.7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1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1216" calcext:value-type="float">
            <text:p>6.6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1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8648" calcext:value-type="float">
            <text:p>6.7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1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8648" calcext:value-type="float">
            <text:p>6.7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1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1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2176" calcext:value-type="float">
            <text:p>6.7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1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6936" calcext:value-type="float">
            <text:p>6.72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1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3888" calcext:value-type="float">
            <text:p>6.7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203771428572" calcext:value-type="float">
            <text:p>6.94203771428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545575" calcext:value-type="float">
            <text:p>7.07545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0936" calcext:value-type="float">
            <text:p>6.98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067825" calcext:value-type="float">
            <text:p>6.950678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439664516129" calcext:value-type="float">
            <text:p>6.934396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029032258065" calcext:value-type="float">
            <text:p>6.870290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208903225806" calcext:value-type="float">
            <text:p>6.882089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941703225807" calcext:value-type="float">
            <text:p>6.8394170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09565" calcext:value-type="float">
            <text:p>6.89095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159741935484" calcext:value-type="float">
            <text:p>6.881597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544361290323" calcext:value-type="float">
            <text:p>6.855443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148137931035" calcext:value-type="float">
            <text:p>6.991481379310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38465" calcext:value-type="float">
            <text:p>7.15384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786038709677" calcext:value-type="float">
            <text:p>7.387860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823638709677" calcext:value-type="float">
            <text:p>7.348236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017367741936" calcext:value-type="float">
            <text:p>7.510173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334941935484" calcext:value-type="float">
            <text:p>7.183349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86752" calcext:value-type="float">
            <text:p>7.078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244" calcext:value-type="float">
            <text:p>6.82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630886956522" calcext:value-type="float">
            <text:p>6.546308869565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826" calcext:value-type="float">
            <text:p>6.398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31904" calcext:value-type="float">
            <text:p>6.273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895428571429" calcext:value-type="float">
            <text:p>6.328954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081" calcext:value-type="float">
            <text:p>6.480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90952" calcext:value-type="float">
            <text:p>6.629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0088" calcext:value-type="float">
            <text:p>6.80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2577" calcext:value-type="float">
            <text:p>6.9025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160335483871" calcext:value-type="float">
            <text:p>6.781603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2524" calcext:value-type="float">
            <text:p>6.73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90416" calcext:value-type="float">
            <text:p>6.75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30784516129" calcext:value-type="float">
            <text:p>6.613078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734933333333" calcext:value-type="float">
            <text:p>6.6473493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866290909091" calcext:value-type="float">
            <text:p>6.758662909090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198529032258" calcext:value-type="float">
            <text:p>6.641985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78448" calcext:value-type="float">
            <text:p>6.987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107664516129" calcext:value-type="float">
            <text:p>7.041076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129083870968" calcext:value-type="float">
            <text:p>6.911290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35776" calcext:value-type="float">
            <text:p>6.983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450064516129" calcext:value-type="float">
            <text:p>7.004500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74536" calcext:value-type="float">
            <text:p>7.007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312387096774" calcext:value-type="float">
            <text:p>7.173123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49" calcext:value-type="float">
            <text:p>7.45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8312" calcext:value-type="float">
            <text:p>7.06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49824" calcext:value-type="float">
            <text:p>6.89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699475" calcext:value-type="float">
            <text:p>7.19699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636228571429" calcext:value-type="float">
            <text:p>6.926362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277703225807" calcext:value-type="float">
            <text:p>7.0527770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56575" calcext:value-type="float">
            <text:p>7.1656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99856" calcext:value-type="float">
            <text:p>7.199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87205" calcext:value-type="float">
            <text:p>7.28872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05952" calcext:value-type="float">
            <text:p>7.200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366787096774" calcext:value-type="float">
            <text:p>6.953667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312225" calcext:value-type="float">
            <text:p>6.69312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57528" calcext:value-type="float">
            <text:p>6.50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37515" calcext:value-type="float">
            <text:p>6.39375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16232" calcext:value-type="float">
            <text:p>6.281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557375" calcext:value-type="float">
            <text:p>6.495573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299089655172" calcext:value-type="float">
            <text:p>6.4829908965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203741935484" calcext:value-type="float">
            <text:p>6.592037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321" calcext:value-type="float">
            <text:p>6.633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39744" calcext:value-type="float">
            <text:p>6.703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539174193548" calcext:value-type="float">
            <text:p>6.735391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806147368421" calcext:value-type="float">
            <text:p>6.668061473684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6416" calcext:value-type="float">
            <text:p>6.3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109496774194" calcext:value-type="float">
            <text:p>6.401094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84048" calcext:value-type="float">
            <text:p>6.38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3576" calcext:value-type="float">
            <text:p>6.51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60416" calcext:value-type="float">
            <text:p>6.886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714941935484" calcext:value-type="float">
            <text:p>7.107149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089703225807" calcext:value-type="float">
            <text:p>7.2508970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49344516129" calcext:value-type="float">
            <text:p>6.984934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7868" calcext:value-type="float">
            <text:p>6.81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568525" calcext:value-type="float">
            <text:p>6.62568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281264516129" calcext:value-type="float">
            <text:p>6.452812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53112" calcext:value-type="float">
            <text:p>6.325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077375" calcext:value-type="float">
            <text:p>6.190773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87832" calcext:value-type="float">
            <text:p>6.418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402709677419" calcext:value-type="float">
            <text:p>6.534027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053875862069" calcext:value-type="float">
            <text:p>6.780538758620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234941935484" calcext:value-type="float">
            <text:p>6.802349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41832258065" calcext:value-type="float">
            <text:p>7.132418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65896" calcext:value-type="float">
            <text:p>7.206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335535483871" calcext:value-type="float">
            <text:p>7.083355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7964" calcext:value-type="float">
            <text:p>7.077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41535483871" calcext:value-type="float">
            <text:p>7.05415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5368" calcext:value-type="float">
            <text:p>7.13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80832" calcext:value-type="float">
            <text:p>7.16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013425" calcext:value-type="float">
            <text:p>7.170134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74584" calcext:value-type="float">
            <text:p>7.147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77675" calcext:value-type="float">
            <text:p>7.35777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709057142857" calcext:value-type="float">
            <text:p>7.637090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9159" calcext:value-type="float">
            <text:p>7.7491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342348387097" calcext:value-type="float">
            <text:p>7.923423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76648" calcext:value-type="float">
            <text:p>8.087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7294" calcext:value-type="float">
            <text:p>8.067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21888" calcext:value-type="float">
            <text:p>7.962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017264516129" calcext:value-type="float">
            <text:p>8.190172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942171428571" calcext:value-type="float">
            <text:p>8.109421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176727272727" calcext:value-type="float">
            <text:p>8.251767272727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90136" calcext:value-type="float">
            <text:p>8.059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147375" calcext:value-type="float">
            <text:p>7.981473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571337931035" calcext:value-type="float">
            <text:p>8.085713379310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4764" calcext:value-type="float">
            <text:p>8.144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6424" calcext:value-type="float">
            <text:p>8.72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99528" calcext:value-type="float">
            <text:p>8.359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722812903226" calcext:value-type="float">
            <text:p>8.597228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246270967742" calcext:value-type="float">
            <text:p>8.372462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780722580645" calcext:value-type="float">
            <text:p>8.117807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355638709677" calcext:value-type="float">
            <text:p>8.003556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529780645161" calcext:value-type="float">
            <text:p>7.655297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12072" calcext:value-type="float">
            <text:p>7.271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8792" calcext:value-type="float">
            <text:p>7.0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687872" calcext:value-type="float">
            <text:p>7.4268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70064516129" calcext:value-type="float">
            <text:p>7.461700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049187096774" calcext:value-type="float">
            <text:p>7.450491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251612903226" calcext:value-type="float">
            <text:p>7.472516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677883870968" calcext:value-type="float">
            <text:p>7.386778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25744516129" calcext:value-type="float">
            <text:p>7.152574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607974193549" calcext:value-type="float">
            <text:p>6.906079741935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6387" calcext:value-type="float">
            <text:p>6.906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4754" calcext:value-type="float">
            <text:p>6.7947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02048" calcext:value-type="float">
            <text:p>6.820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1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639089655173" calcext:value-type="float">
            <text:p>7.016390896551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574374193548" calcext:value-type="float">
            <text:p>7.265743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0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642606451613" calcext:value-type="float">
            <text:p>7.366426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631046153846" calcext:value-type="float">
            <text:p>7.466310461538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001963636364" calcext:value-type="float">
            <text:p>7.5000196363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978714285714" calcext:value-type="float">
            <text:p>7.549787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454606451613" calcext:value-type="float">
            <text:p>7.564546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1232" calcext:value-type="float">
            <text:p>7.5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42496" calcext:value-type="float">
            <text:p>7.534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0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77931034483" calcext:value-type="float">
            <text:p>7.522779310344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77928" calcext:value-type="float">
            <text:p>7.587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984075" calcext:value-type="float">
            <text:p>7.86984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0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252914285714" calcext:value-type="float">
            <text:p>8.152529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0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207775" calcext:value-type="float">
            <text:p>8.242077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0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583458064516" calcext:value-type="float">
            <text:p>8.385834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0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7232" calcext:value-type="float">
            <text:p>8.58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058375" calcext:value-type="float">
            <text:p>8.480583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0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52536" calcext:value-type="float">
            <text:p>8.455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0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0976" calcext:value-type="float">
            <text:p>8.57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0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8576" calcext:value-type="float">
            <text:p>8.41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0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911432258064" calcext:value-type="float">
            <text:p>8.129114322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0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714812903226" calcext:value-type="float">
            <text:p>7.957148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0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946141935484" calcext:value-type="float">
            <text:p>8.079461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0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715380645161" calcext:value-type="float">
            <text:p>8.027153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0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446620689655" calcext:value-type="float">
            <text:p>8.144466206896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0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982541176471" calcext:value-type="float">
            <text:p>8.329825411764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0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7408" calcext:value-type="float">
            <text:p>8.21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0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156" calcext:value-type="float">
            <text:p>8.67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0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9056" calcext:value-type="float">
            <text:p>8.44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0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036894117647" calcext:value-type="float">
            <text:p>8.4203689411764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50892307692" calcext:value-type="float">
            <text:p>7.55950892307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0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611571428572" calcext:value-type="float">
            <text:p>7.56611571428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0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7249" calcext:value-type="float">
            <text:p>7.7072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0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676103225806" calcext:value-type="float">
            <text:p>7.686761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0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9388" calcext:value-type="float">
            <text:p>7.549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0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067771428572" calcext:value-type="float">
            <text:p>7.49067771428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0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602109090909" calcext:value-type="float">
            <text:p>7.096021090909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0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188077419355" calcext:value-type="float">
            <text:p>6.911880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0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257522580645" calcext:value-type="float">
            <text:p>6.642575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0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853290322581" calcext:value-type="float">
            <text:p>6.328532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0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24184" calcext:value-type="float">
            <text:p>6.192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0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3526" calcext:value-type="float">
            <text:p>6.113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0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965171428572" calcext:value-type="float">
            <text:p>6.13965171428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0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492412903226" calcext:value-type="float">
            <text:p>6.164924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0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802425806452" calcext:value-type="float">
            <text:p>6.118024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0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744" calcext:value-type="float">
            <text:p>6.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0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0201" calcext:value-type="float">
            <text:p>6.1802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0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802993548387" calcext:value-type="float">
            <text:p>6.188029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0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838270967742" calcext:value-type="float">
            <text:p>6.208382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0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54435" calcext:value-type="float">
            <text:p>6.21544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0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588423529412" calcext:value-type="float">
            <text:p>6.15588423529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0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6678" calcext:value-type="float">
            <text:p>6.186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0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654916129032" calcext:value-type="float">
            <text:p>6.286549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0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597625806452" calcext:value-type="float">
            <text:p>6.495976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0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625828571429" calcext:value-type="float">
            <text:p>6.856258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0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55385" calcext:value-type="float">
            <text:p>6.97553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0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948619354839" calcext:value-type="float">
            <text:p>6.999486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0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067174193549" calcext:value-type="float">
            <text:p>7.070671741935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0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444825806452" calcext:value-type="float">
            <text:p>7.224448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0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54568" calcext:value-type="float">
            <text:p>7.185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0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737325" calcext:value-type="float">
            <text:p>7.177373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0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639767741936" calcext:value-type="float">
            <text:p>7.016397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0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66232" calcext:value-type="float">
            <text:p>6.91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0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493325" calcext:value-type="float">
            <text:p>6.704933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0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01344516129" calcext:value-type="float">
            <text:p>6.680134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0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2344" calcext:value-type="float">
            <text:p>6.5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0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970013793104" calcext:value-type="float">
            <text:p>6.6397001379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0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12285" calcext:value-type="float">
            <text:p>6.78122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0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898916129032" calcext:value-type="float">
            <text:p>6.758989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0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84952" calcext:value-type="float">
            <text:p>6.908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0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6976" calcext:value-type="float">
            <text:p>7.0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0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79329032258" calcext:value-type="float">
            <text:p>7.010793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0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91625" calcext:value-type="float">
            <text:p>6.94991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0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05855" calcext:value-type="float">
            <text:p>6.97058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0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266735483871" calcext:value-type="float">
            <text:p>6.912667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0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3725" calcext:value-type="float">
            <text:p>6.943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0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45584516129" calcext:value-type="float">
            <text:p>7.024558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0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1375" calcext:value-type="float">
            <text:p>7.1913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0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843972413793" calcext:value-type="float">
            <text:p>7.538439724137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0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389238709677" calcext:value-type="float">
            <text:p>7.643892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0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719458064516" calcext:value-type="float">
            <text:p>7.837194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0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162451612903" calcext:value-type="float">
            <text:p>8.081624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0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1119" calcext:value-type="float">
            <text:p>8.1911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0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63208" calcext:value-type="float">
            <text:p>8.256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0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684025" calcext:value-type="float">
            <text:p>8.246840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0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55945" calcext:value-type="float">
            <text:p>8.18559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0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111561290323" calcext:value-type="float">
            <text:p>8.041115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0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645987096774" calcext:value-type="float">
            <text:p>7.956459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0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709625806452" calcext:value-type="float">
            <text:p>7.837096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0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826451612903" calcext:value-type="float">
            <text:p>7.868264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0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148485714286" calcext:value-type="float">
            <text:p>7.961484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0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984218181818" calcext:value-type="float">
            <text:p>8.01984218181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0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74692" calcext:value-type="float">
            <text:p>8.0974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0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361393548387" calcext:value-type="float">
            <text:p>8.193613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0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24552" calcext:value-type="float">
            <text:p>8.112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0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195406451613" calcext:value-type="float">
            <text:p>8.161954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0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392051612903" calcext:value-type="float">
            <text:p>8.163920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0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52136" calcext:value-type="float">
            <text:p>8.135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0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986632258065" calcext:value-type="float">
            <text:p>8.049866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0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55696" calcext:value-type="float">
            <text:p>7.935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0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193703225807" calcext:value-type="float">
            <text:p>7.9519370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0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866485714286" calcext:value-type="float">
            <text:p>8.258664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0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594451612903" calcext:value-type="float">
            <text:p>8.355944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0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368877419355" calcext:value-type="float">
            <text:p>8.423688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0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74256" calcext:value-type="float">
            <text:p>8.307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0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28735483871" calcext:value-type="float">
            <text:p>8.24287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0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721135483871" calcext:value-type="float">
            <text:p>8.217211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0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456425" calcext:value-type="float">
            <text:p>8.324564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0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948725" calcext:value-type="float">
            <text:p>8.08948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0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24608" calcext:value-type="float">
            <text:p>7.852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0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800725" calcext:value-type="float">
            <text:p>7.67800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0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262580645161" calcext:value-type="float">
            <text:p>7.612625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0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7046" calcext:value-type="float">
            <text:p>7.6070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0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3104" calcext:value-type="float">
            <text:p>7.74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200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0381" calcext:value-type="float">
            <text:p>7.6203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199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237625" calcext:value-type="float">
            <text:p>7.58237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199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61544" calcext:value-type="float">
            <text:p>7.63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199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1242" calcext:value-type="float">
            <text:p>7.65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199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6472" calcext:value-type="float">
            <text:p>7.5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199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22635" calcext:value-type="float">
            <text:p>7.44226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199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737825" calcext:value-type="float">
            <text:p>7.217378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199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94168" calcext:value-type="float">
            <text:p>7.119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199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498064516129" calcext:value-type="float">
            <text:p>7.034980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199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535664516129" calcext:value-type="float">
            <text:p>6.995356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199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1251" calcext:value-type="float">
            <text:p>6.96125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199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682537931034" calcext:value-type="float">
            <text:p>7.076825379310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199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9554" calcext:value-type="float">
            <text:p>7.0995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199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1672" calcext:value-type="float">
            <text:p>7.28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199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28992" calcext:value-type="float">
            <text:p>7.092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199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81424" calcext:value-type="float">
            <text:p>6.778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199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8638" calcext:value-type="float">
            <text:p>6.6286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199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199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199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2032" calcext:value-type="float">
            <text:p>6.3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199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0696" calcext:value-type="float">
            <text:p>6.33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199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7208" calcext:value-type="float">
            <text:p>6.61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199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4408" calcext:value-type="float">
            <text:p>7.0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199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9064" calcext:value-type="float">
            <text:p>6.98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199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199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3176" calcext:value-type="float">
            <text:p>7.1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199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199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8312" calcext:value-type="float">
            <text:p>7.06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199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5704" calcext:value-type="float">
            <text:p>6.7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199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1568" calcext:value-type="float">
            <text:p>7.2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199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0192" calcext:value-type="float">
            <text:p>6.8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199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6496" calcext:value-type="float">
            <text:p>7.0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199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7248" calcext:value-type="float">
            <text:p>6.9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199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7664" calcext:value-type="float">
            <text:p>7.2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199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5432" calcext:value-type="float">
            <text:p>6.8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199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0256" calcext:value-type="float">
            <text:p>6.6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199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8104" calcext:value-type="float">
            <text:p>6.92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199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1968" calcext:value-type="float">
            <text:p>6.6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199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176" calcext:value-type="float">
            <text:p>6.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199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5844" calcext:value-type="float">
            <text:p>6.62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199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40936" calcext:value-type="float">
            <text:p>6.79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199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389309090909" calcext:value-type="float">
            <text:p>6.833893090909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199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658703448276" calcext:value-type="float">
            <text:p>6.95658703448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199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130787096774" calcext:value-type="float">
            <text:p>7.121307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199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237806451613" calcext:value-type="float">
            <text:p>6.982378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199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51576" calcext:value-type="float">
            <text:p>6.92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199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411303225806" calcext:value-type="float">
            <text:p>7.074113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199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57944" calcext:value-type="float">
            <text:p>7.295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199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86061538462" calcext:value-type="float">
            <text:p>6.797860615384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199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082514285714" calcext:value-type="float">
            <text:p>6.710825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199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65832258065" calcext:value-type="float">
            <text:p>6.766658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199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677393548387" calcext:value-type="float">
            <text:p>6.806773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199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3428" calcext:value-type="float">
            <text:p>6.853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199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196180645161" calcext:value-type="float">
            <text:p>6.871961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199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43728" calcext:value-type="float">
            <text:p>6.89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199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599303225807" calcext:value-type="float">
            <text:p>6.8759930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199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142993548387" calcext:value-type="float">
            <text:p>6.721429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199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51128" calcext:value-type="float">
            <text:p>6.465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199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494709677419" calcext:value-type="float">
            <text:p>6.274947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199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48592" calcext:value-type="float">
            <text:p>6.264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199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8712" calcext:value-type="float">
            <text:p>6.45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199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843" calcext:value-type="float">
            <text:p>6.488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199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056258064516" calcext:value-type="float">
            <text:p>6.590562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199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956748387097" calcext:value-type="float">
            <text:p>6.789567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199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7436" calcext:value-type="float">
            <text:p>6.917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199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908722580645" calcext:value-type="float">
            <text:p>6.929087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199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13552" calcext:value-type="float">
            <text:p>6.931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199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395122580645" calcext:value-type="float">
            <text:p>6.983951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199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47264516129" calcext:value-type="float">
            <text:p>6.84472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199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61664" calcext:value-type="float">
            <text:p>6.716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199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932464516129" calcext:value-type="float">
            <text:p>6.739324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199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15232" calcext:value-type="float">
            <text:p>6.751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199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598141935484" calcext:value-type="float">
            <text:p>6.905981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199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0296" calcext:value-type="float">
            <text:p>6.94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199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371974193548" calcext:value-type="float">
            <text:p>7.073719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199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622967741936" calcext:value-type="float">
            <text:p>7.196229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199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1728" calcext:value-type="float">
            <text:p>7.22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199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554141935484" calcext:value-type="float">
            <text:p>7.195541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199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32672" calcext:value-type="float">
            <text:p>7.243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199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304851612903" calcext:value-type="float">
            <text:p>7.283048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199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8535" calcext:value-type="float">
            <text:p>7.3285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199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23704" calcext:value-type="float">
            <text:p>7.332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199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990225" calcext:value-type="float">
            <text:p>7.59990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199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07872" calcext:value-type="float">
            <text:p>7.720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199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12895483871" calcext:value-type="float">
            <text:p>7.761289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199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331057142857" calcext:value-type="float">
            <text:p>7.873310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199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915509677419" calcext:value-type="float">
            <text:p>7.939155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199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875587096774" calcext:value-type="float">
            <text:p>8.038755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199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74184" calcext:value-type="float">
            <text:p>8.097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199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434864516129" calcext:value-type="float">
            <text:p>8.074348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199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22168" calcext:value-type="float">
            <text:p>7.932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199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398477419355" calcext:value-type="float">
            <text:p>7.743984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199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476" calcext:value-type="float">
            <text:p>7.6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199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19336" calcext:value-type="float">
            <text:p>7.291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199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67855" calcext:value-type="float">
            <text:p>7.04678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199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8932" calcext:value-type="float">
            <text:p>6.94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199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224516129032" calcext:value-type="float">
            <text:p>6.902245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199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371514285714" calcext:value-type="float">
            <text:p>6.973715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199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411303225806" calcext:value-type="float">
            <text:p>7.074113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198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381806451613" calcext:value-type="float">
            <text:p>7.073818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198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99528" calcext:value-type="float">
            <text:p>7.089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198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41824516129" calcext:value-type="float">
            <text:p>7.064182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198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20712" calcext:value-type="float">
            <text:p>7.072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198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787819354839" calcext:value-type="float">
            <text:p>7.087878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198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083380645161" calcext:value-type="float">
            <text:p>6.990833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198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84648" calcext:value-type="float">
            <text:p>6.86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198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415406451613" calcext:value-type="float">
            <text:p>6.714154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198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35528" calcext:value-type="float">
            <text:p>6.683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198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105987096774" calcext:value-type="float">
            <text:p>6.661059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198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989" calcext:value-type="float">
            <text:p>6.739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198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483070967742" calcext:value-type="float">
            <text:p>6.744830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198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657729032258" calcext:value-type="float">
            <text:p>6.806577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198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56048" calcext:value-type="float">
            <text:p>6.84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198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968877419355" calcext:value-type="float">
            <text:p>6.899688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198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72328" calcext:value-type="float">
            <text:p>6.91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198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769909677419" calcext:value-type="float">
            <text:p>6.957699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198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756051612903" calcext:value-type="float">
            <text:p>6.807560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198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9164" calcext:value-type="float">
            <text:p>6.51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198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137275" calcext:value-type="float">
            <text:p>6.411372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198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01928" calcext:value-type="float">
            <text:p>6.470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198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592412903226" calcext:value-type="float">
            <text:p>6.545924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198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504634482759" calcext:value-type="float">
            <text:p>6.585046344827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198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162658064516" calcext:value-type="float">
            <text:p>6.721626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198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10655483871" calcext:value-type="float">
            <text:p>6.731065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198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41624" calcext:value-type="float">
            <text:p>6.684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198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981058064516" calcext:value-type="float">
            <text:p>6.669810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198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8976" calcext:value-type="float">
            <text:p>6.53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198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151690322581" calcext:value-type="float">
            <text:p>6.581516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198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181780645161" calcext:value-type="float">
            <text:p>6.481817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198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1496" calcext:value-type="float">
            <text:p>6.38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198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368051612903" calcext:value-type="float">
            <text:p>6.243680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198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4552" calcext:value-type="float">
            <text:p>6.19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198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978219354839" calcext:value-type="float">
            <text:p>6.319782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198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292771428572" calcext:value-type="float">
            <text:p>6.44292771428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198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734116129032" calcext:value-type="float">
            <text:p>6.527341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198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624206451613" calcext:value-type="float">
            <text:p>6.656242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198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8488" calcext:value-type="float">
            <text:p>6.69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198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562890322581" calcext:value-type="float">
            <text:p>6.715628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198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84144" calcext:value-type="float">
            <text:p>6.668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198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234967741936" calcext:value-type="float">
            <text:p>6.632349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198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41024516129" calcext:value-type="float">
            <text:p>6.424102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198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14432" calcext:value-type="float">
            <text:p>6.111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198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093367741936" calcext:value-type="float">
            <text:p>5.970933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198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03896" calcext:value-type="float">
            <text:p>5.860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198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532361290323" calcext:value-type="float">
            <text:p>5.895323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198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462914285714" calcext:value-type="float">
            <text:p>5.904629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198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462941935484" calcext:value-type="float">
            <text:p>5.994629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198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405677419355" calcext:value-type="float">
            <text:p>6.034056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198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05976" calcext:value-type="float">
            <text:p>6.000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198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7504" calcext:value-type="float">
            <text:p>5.9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198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32568" calcext:value-type="float">
            <text:p>6.093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198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785651612903" calcext:value-type="float">
            <text:p>6.127856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198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269187096774" calcext:value-type="float">
            <text:p>6.002691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198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37552" calcext:value-type="float">
            <text:p>5.813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198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380283870968" calcext:value-type="float">
            <text:p>5.673802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198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10504" calcext:value-type="float">
            <text:p>5.661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198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5272" calcext:value-type="float">
            <text:p>5.6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198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64657142857" calcext:value-type="float">
            <text:p>5.608646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198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633625806452" calcext:value-type="float">
            <text:p>5.566336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198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922812903226" calcext:value-type="float">
            <text:p>5.549228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198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29024" calcext:value-type="float">
            <text:p>5.492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198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88232258065" calcext:value-type="float">
            <text:p>5.510882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198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7952" calcext:value-type="float">
            <text:p>5.49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198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303974193548" calcext:value-type="float">
            <text:p>5.443039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198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855174193548" calcext:value-type="float">
            <text:p>5.348551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198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3856" calcext:value-type="float">
            <text:p>5.19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198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192980645161" calcext:value-type="float">
            <text:p>5.091929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198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51512" calcext:value-type="float">
            <text:p>5.045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198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432412903226" calcext:value-type="float">
            <text:p>5.174324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198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355144827586" calcext:value-type="float">
            <text:p>5.213551448275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198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708283870968" calcext:value-type="float">
            <text:p>5.247082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198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600696774194" calcext:value-type="float">
            <text:p>5.316006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198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10208" calcext:value-type="float">
            <text:p>5.221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198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49470967742" calcext:value-type="float">
            <text:p>5.199494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198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50976" calcext:value-type="float">
            <text:p>5.17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198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198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185470967742" calcext:value-type="float">
            <text:p>5.031854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198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198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99664516129" calcext:value-type="float">
            <text:p>4.876996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198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38968" calcext:value-type="float">
            <text:p>4.863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198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391974193549" calcext:value-type="float">
            <text:p>4.863919741935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198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198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489109677419" calcext:value-type="float">
            <text:p>5.064891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198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91664516129" calcext:value-type="float">
            <text:p>5.379916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198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79496" calcext:value-type="float">
            <text:p>5.387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198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25135483871" calcext:value-type="float">
            <text:p>5.36251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198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02912" calcext:value-type="float">
            <text:p>5.530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198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087638709677" calcext:value-type="float">
            <text:p>5.610876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198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304516129032" calcext:value-type="float">
            <text:p>5.683045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198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012" calcext:value-type="float">
            <text:p>5.684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198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834296774194" calcext:value-type="float">
            <text:p>5.718342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198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22288" calcext:value-type="float">
            <text:p>5.742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198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868980645161" calcext:value-type="float">
            <text:p>5.838689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198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917142857143" calcext:value-type="float">
            <text:p>5.889171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198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377341935484" calcext:value-type="float">
            <text:p>6.003773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198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336258064516" calcext:value-type="float">
            <text:p>6.133362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198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77856" calcext:value-type="float">
            <text:p>6.107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198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713935483871" calcext:value-type="float">
            <text:p>6.117139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198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721152" calcext:value-type="float">
            <text:p>6.127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198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144825806452" calcext:value-type="float">
            <text:p>6.081448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198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4936" calcext:value-type="float">
            <text:p>5.9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198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98792" calcext:value-type="float">
            <text:p>5.78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198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64103225807" calcext:value-type="float">
            <text:p>5.5836410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198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36184" calcext:value-type="float">
            <text:p>5.633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198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958658064516" calcext:value-type="float">
            <text:p>5.639586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198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593514285714" calcext:value-type="float">
            <text:p>5.685935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198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261135483871" calcext:value-type="float">
            <text:p>5.702611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198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595432258065" calcext:value-type="float">
            <text:p>5.705954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198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8932" calcext:value-type="float">
            <text:p>5.67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198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999148387097" calcext:value-type="float">
            <text:p>5.609991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198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71872" calcext:value-type="float">
            <text:p>5.58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198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627277419355" calcext:value-type="float">
            <text:p>5.476272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198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474038709677" calcext:value-type="float">
            <text:p>5.284740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198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95376" calcext:value-type="float">
            <text:p>5.139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198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873" calcext:value-type="float">
            <text:p>5.078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198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30936" calcext:value-type="float">
            <text:p>5.14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198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17832258065" calcext:value-type="float">
            <text:p>5.212178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198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906124137931" calcext:value-type="float">
            <text:p>5.259061241379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198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814116129032" calcext:value-type="float">
            <text:p>5.308141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197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786916129032" calcext:value-type="float">
            <text:p>5.417869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197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2536" calcext:value-type="float">
            <text:p>5.407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197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320180645161" calcext:value-type="float">
            <text:p>5.363201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197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22296" calcext:value-type="float">
            <text:p>5.342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197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394787096774" calcext:value-type="float">
            <text:p>5.383947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197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711741935484" calcext:value-type="float">
            <text:p>5.327117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197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29816" calcext:value-type="float">
            <text:p>5.262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197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154787096774" calcext:value-type="float">
            <text:p>5.231547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197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09648" calcext:value-type="float">
            <text:p>5.280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197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995148387097" calcext:value-type="float">
            <text:p>5.289951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197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896285714286" calcext:value-type="float">
            <text:p>5.308962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197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723896774194" calcext:value-type="float">
            <text:p>5.267238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197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506425806452" calcext:value-type="float">
            <text:p>5.295064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197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8016" calcext:value-type="float">
            <text:p>5.20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197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651612903226" calcext:value-type="float">
            <text:p>5.186516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197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64184" calcext:value-type="float">
            <text:p>5.176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197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478116129032" calcext:value-type="float">
            <text:p>5.094781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197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256619354839" calcext:value-type="float">
            <text:p>4.972566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197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3392" calcext:value-type="float">
            <text:p>4.898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197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80129032258" calcext:value-type="float">
            <text:p>4.788801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197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91472" calcext:value-type="float">
            <text:p>4.759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197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89290322581" calcext:value-type="float">
            <text:p>4.636892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197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69914285714" calcext:value-type="float">
            <text:p>4.559699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197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215612903226" calcext:value-type="float">
            <text:p>4.592156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197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05574193548" calcext:value-type="float">
            <text:p>4.809055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197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21896" calcext:value-type="float">
            <text:p>5.022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197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00206451613" calcext:value-type="float">
            <text:p>5.117002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197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6076" calcext:value-type="float">
            <text:p>4.926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197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091174193548" calcext:value-type="float">
            <text:p>5.180911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197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161187096774" calcext:value-type="float">
            <text:p>4.981611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197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32496" calcext:value-type="float">
            <text:p>4.613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197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51984516129" calcext:value-type="float">
            <text:p>4.525198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197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12712" calcext:value-type="float">
            <text:p>4.481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197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586374193548" calcext:value-type="float">
            <text:p>4.415863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197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787314285714" calcext:value-type="float">
            <text:p>4.427873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197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16567741935" calcext:value-type="float">
            <text:p>4.3981656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197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30374193548" calcext:value-type="float">
            <text:p>4.507303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197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28992" calcext:value-type="float">
            <text:p>4.552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197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658658064516" calcext:value-type="float">
            <text:p>4.496586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197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61888" calcext:value-type="float">
            <text:p>4.40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197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60464516129" calcext:value-type="float">
            <text:p>4.407604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197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982580645161" calcext:value-type="float">
            <text:p>4.259825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197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197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85489655172" calcext:value-type="float">
            <text:p>4.2518548965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197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197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39870967742" calcext:value-type="float">
            <text:p>4.050398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197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262763636364" calcext:value-type="float">
            <text:p>3.9826276363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197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07336" calcext:value-type="float">
            <text:p>4.04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197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55535483871" calcext:value-type="float">
            <text:p>4.111555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197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5192" calcext:value-type="float">
            <text:p>3.92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197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088490322581" calcext:value-type="float">
            <text:p>3.810884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197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51232" calcext:value-type="float">
            <text:p>3.805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197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199535483871" calcext:value-type="float">
            <text:p>3.821995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197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68696774194" calcext:value-type="float">
            <text:p>3.898686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197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25248" calcext:value-type="float">
            <text:p>3.792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197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72464516129" calcext:value-type="float">
            <text:p>3.843724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197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99232" calcext:value-type="float">
            <text:p>4.10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197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51870967742" calcext:value-type="float">
            <text:p>4.248518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197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337514285714" calcext:value-type="float">
            <text:p>4.253375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197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882503225806" calcext:value-type="float">
            <text:p>4.388825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197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754090322581" calcext:value-type="float">
            <text:p>4.487540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197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6712" calcext:value-type="float">
            <text:p>4.42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197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00903225807" calcext:value-type="float">
            <text:p>4.3370090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197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404" calcext:value-type="float">
            <text:p>4.248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197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197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091870967742" calcext:value-type="float">
            <text:p>4.400918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197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19776" calcext:value-type="float">
            <text:p>4.341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197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143380645161" calcext:value-type="float">
            <text:p>4.171433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197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2384" calcext:value-type="float">
            <text:p>4.11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197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52666666667" calcext:value-type="float">
            <text:p>4.0445266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197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74145454545" calcext:value-type="float">
            <text:p>3.992741454545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197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843225806452" calcext:value-type="float">
            <text:p>4.048432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197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989548387097" calcext:value-type="float">
            <text:p>4.079895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197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468" calcext:value-type="float">
            <text:p>3.998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197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76864516129" calcext:value-type="float">
            <text:p>3.85768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197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652" calcext:value-type="float">
            <text:p>3.819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197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175251612903" calcext:value-type="float">
            <text:p>3.771752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197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71096774194" calcext:value-type="float">
            <text:p>3.709710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197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9444" calcext:value-type="float">
            <text:p>3.679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197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828258064516" calcext:value-type="float">
            <text:p>3.588282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197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108" calcext:value-type="float">
            <text:p>3.56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197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617161290323" calcext:value-type="float">
            <text:p>3.536171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197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98285714286" calcext:value-type="float">
            <text:p>3.563982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197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992516129032" calcext:value-type="float">
            <text:p>3.579925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197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61161290323" calcext:value-type="float">
            <text:p>3.627611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197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87" calcext:value-type="float">
            <text:p>3.56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197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783741935484" calcext:value-type="float">
            <text:p>3.467837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197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1248" calcext:value-type="float">
            <text:p>3.38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197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675612903226" calcext:value-type="float">
            <text:p>3.296756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197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09806451613" calcext:value-type="float">
            <text:p>3.218098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197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912" calcext:value-type="float">
            <text:p>3.1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197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989703225806" calcext:value-type="float">
            <text:p>3.059897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197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9656" calcext:value-type="float">
            <text:p>3.08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197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601032258064" calcext:value-type="float">
            <text:p>3.106010322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197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256275862069" calcext:value-type="float">
            <text:p>3.162562758620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197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33806451613" calcext:value-type="float">
            <text:p>3.233338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197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37032258064" calcext:value-type="float">
            <text:p>3.319370322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197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588" calcext:value-type="float">
            <text:p>3.307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197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085677419355" calcext:value-type="float">
            <text:p>3.290856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197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0156" calcext:value-type="float">
            <text:p>3.280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197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568619354839" calcext:value-type="float">
            <text:p>3.265686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197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36735483871" calcext:value-type="float">
            <text:p>3.21367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197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8776" calcext:value-type="float">
            <text:p>3.160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197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176516129032" calcext:value-type="float">
            <text:p>3.061765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197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197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405548387097" calcext:value-type="float">
            <text:p>3.074055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197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73285714286" calcext:value-type="float">
            <text:p>3.087732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197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385883870968" calcext:value-type="float">
            <text:p>3.073858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197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483612903226" calcext:value-type="float">
            <text:p>3.174836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197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2328" calcext:value-type="float">
            <text:p>3.13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197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37935483871" calcext:value-type="float">
            <text:p>3.084379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197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5216" calcext:value-type="float">
            <text:p>3.12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197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404387096774" calcext:value-type="float">
            <text:p>3.104043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197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815612903226" calcext:value-type="float">
            <text:p>3.068156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197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164" calcext:value-type="float">
            <text:p>2.96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197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214709677419" calcext:value-type="float">
            <text:p>2.922147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197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964" calcext:value-type="float">
            <text:p>2.886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197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428129032258" calcext:value-type="float">
            <text:p>2.914281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197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016714285714" calcext:value-type="float">
            <text:p>2.970167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197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07870967742" calcext:value-type="float">
            <text:p>3.014078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196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13935483871" calcext:value-type="float">
            <text:p>3.069139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196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23968" calcext:value-type="float">
            <text:p>3.022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196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452412903226" calcext:value-type="float">
            <text:p>2.964524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196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73576" calcext:value-type="float">
            <text:p>2.937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196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86193548387" calcext:value-type="float">
            <text:p>2.938861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196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642709677419" calcext:value-type="float">
            <text:p>2.876427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196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15008" calcext:value-type="float">
            <text:p>2.711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196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196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938" calcext:value-type="float">
            <text:p>2.5519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196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196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476" calcext:value-type="float">
            <text:p>2.52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196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86666666667" calcext:value-type="float">
            <text:p>2.7008666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196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196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196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196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196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7336" calcext:value-type="float">
            <text:p>2.389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196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3112" calcext:value-type="float">
            <text:p>2.29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196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388335483871" calcext:value-type="float">
            <text:p>2.163883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196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1808" calcext:value-type="float">
            <text:p>1.929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196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98824" calcext:value-type="float">
            <text:p>1.649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196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574234482759" calcext:value-type="float">
            <text:p>1.485742344827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196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185419354839" calcext:value-type="float">
            <text:p>1.561854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196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526658064516" calcext:value-type="float">
            <text:p>1.555266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196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8208" calcext:value-type="float">
            <text:p>1.58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196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46503225807" calcext:value-type="float">
            <text:p>1.5084650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196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3068" calcext:value-type="float">
            <text:p>1.43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196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480980645161" calcext:value-type="float">
            <text:p>1.464809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196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958709677419" calcext:value-type="float">
            <text:p>1.489587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196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762514285714" calcext:value-type="float">
            <text:p>1.427625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196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632928" calcext:value-type="float">
            <text:p>1.4763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196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9832" calcext:value-type="float">
            <text:p>1.414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196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86452173913" calcext:value-type="float">
            <text:p>1.41864521739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196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638" calcext:value-type="float">
            <text:p>1.516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196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929212903226" calcext:value-type="float">
            <text:p>1.489292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196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196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46248" calcext:value-type="float">
            <text:p>1.54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196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34838709677" calcext:value-type="float">
            <text:p>1.386348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3823081154201</text:p>
          </table:table-cell>
          <table:table-cell office:value-type="string" calcext:value-type="string">
            <text:p>196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176" calcext:value-type="float">
            <text:p>1.3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39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3116" meta:object-count="0"/>
    <meta:user-defined meta:name="AppVersion">3.0</meta:user-defined>
  </office:meta>
</office:document-meta>
</file>